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9.269cm" table:align="center"/>
    </style:style>
    <style:style style:name="Table1.A" style:family="table-column">
      <style:table-column-properties style:column-width="4.142cm"/>
    </style:style>
    <style:style style:name="Table1.B" style:family="table-column">
      <style:table-column-properties style:column-width="2.073cm"/>
    </style:style>
    <style:style style:name="Table1.C" style:family="table-column">
      <style:table-column-properties style:column-width="3.055cm"/>
    </style:style>
    <style:style style:name="Table1.A1" style:family="table-cell">
      <style:table-cell-properties style:vertical-align="middle" fo:padding="0.053cm" fo:border="none"/>
    </style:style>
    <style:style style:name="Table2" style:family="table">
      <style:table-properties style:width="3.376cm" table:align="center"/>
    </style:style>
    <style:style style:name="Table2.A" style:family="table-column">
      <style:table-column-properties style:column-width="0.732cm"/>
    </style:style>
    <style:style style:name="Table2.B" style:family="table-column">
      <style:table-column-properties style:column-width="2.644cm"/>
    </style:style>
    <style:style style:name="Table2.A1" style:family="table-cell">
      <style:table-cell-properties style:vertical-align="middle" fo:padding="0.053cm" fo:border="none"/>
    </style:style>
    <style:style style:name="Table3" style:family="table">
      <style:table-properties style:width="4.147cm" table:align="center"/>
    </style:style>
    <style:style style:name="Table3.A" style:family="table-column">
      <style:table-column-properties style:column-width="3.327cm"/>
    </style:style>
    <style:style style:name="Table3.B" style:family="table-column">
      <style:table-column-properties style:column-width="0.82cm"/>
    </style:style>
    <style:style style:name="Table3.A1" style:family="table-cell">
      <style:table-cell-properties style:vertical-align="middle" fo:padding="0.053cm" fo:border="none"/>
    </style:style>
    <style:style style:name="Table4" style:family="table">
      <style:table-properties style:width="16.999cm" table:align="left"/>
    </style:style>
    <style:style style:name="Table4.A" style:family="table-column">
      <style:table-column-properties style:column-width="6.627cm"/>
    </style:style>
    <style:style style:name="Table4.B" style:family="table-column">
      <style:table-column-properties style:column-width="10.372cm"/>
    </style:style>
    <style:style style:name="Table4.A1" style:family="table-cell">
      <style:table-cell-properties style:vertical-align="middle" style:border-line-width-left="0.002cm 0.088cm 0.002cm" style:border-line-width-top="0.002cm 0.088cm 0.002cm" fo:padding="0.053cm" fo:border-left="0.092cm double #808080" fo:border-right="none" fo:border-top="0.092cm double #808080" fo:border-bottom="none"/>
    </style:style>
    <style:style style:name="Table4.B1" style:family="table-cell">
      <style:table-cell-properties style:vertical-align="middle" style:border-line-width-right="0.002cm 0.088cm 0.002cm" style:border-line-width-top="0.002cm 0.088cm 0.002cm" fo:padding="0.053cm" fo:border-left="none" fo:border-right="0.092cm double #808080" fo:border-top="0.092cm double #808080" fo:border-bottom="none"/>
    </style:style>
    <style:style style:name="Table4.A2" style:family="table-cell">
      <style:table-cell-properties style:vertical-align="middle" style:border-line-width-left="0.002cm 0.088cm 0.002cm" style:border-line-width-right="0.002cm 0.088cm 0.002cm" style:border-line-width-bottom="0.002cm 0.088cm 0.002cm" fo:padding="0.053cm" fo:border-left="0.092cm double #808080" fo:border-right="0.092cm double #808080" fo:border-top="none" fo:border-bottom="0.092cm double #808080"/>
    </style:style>
    <style:style style:name="Table5" style:family="table">
      <style:table-properties style:width="4.043cm" fo:break-before="page" table:align="center"/>
    </style:style>
    <style:style style:name="Table5.A" style:family="table-column">
      <style:table-column-properties style:column-width="3.223cm"/>
    </style:style>
    <style:style style:name="Table5.B" style:family="table-column">
      <style:table-column-properties style:column-width="0.82cm"/>
    </style:style>
    <style:style style:name="Table5.A1" style:family="table-cell">
      <style:table-cell-properties style:vertical-align="middle" fo:padding="0.053cm" fo:border="none"/>
    </style:style>
    <style:style style:name="Table6" style:family="table">
      <style:table-properties style:width="18.352cm" table:align="left"/>
    </style:style>
    <style:style style:name="Table6.A" style:family="table-column">
      <style:table-column-properties style:column-width="18.352cm"/>
    </style:style>
    <style:style style:name="Table6.A1" style:family="table-cell">
      <style:table-cell-properties style:vertical-align="middle" fo:background-color="transparent" style:border-line-width="0.002cm 0.088cm 0.002cm" fo:padding="0.053cm" fo:border="0.092cm double #808080">
        <style:background-image/>
      </style:table-cell-properties>
    </style:style>
    <style:style style:name="Table6.A2" style:family="table-cell">
      <style:table-cell-properties style:vertical-align="middle" style:border-line-width-left="0.002cm 0.088cm 0.002cm" style:border-line-width-right="0.002cm 0.088cm 0.002cm" style:border-line-width-bottom="0.002cm 0.088cm 0.002cm" fo:padding="0.053cm" fo:border-left="0.092cm double #808080" fo:border-right="0.092cm double #808080" fo:border-top="none" fo:border-bottom="0.092cm double #808080"/>
    </style:style>
    <style:style style:name="Table7" style:family="table">
      <style:table-properties style:width="1.561cm" table:align="center"/>
    </style:style>
    <style:style style:name="Table7.A" style:family="table-column">
      <style:table-column-properties style:column-width="0.741cm"/>
    </style:style>
    <style:style style:name="Table7.B" style:family="table-column">
      <style:table-column-properties style:column-width="0.82cm"/>
    </style:style>
    <style:style style:name="Table7.A1" style:family="table-cell">
      <style:table-cell-properties style:vertical-align="middle" fo:padding="0.053cm" fo:border="none"/>
    </style:style>
    <style:style style:name="Table8" style:family="table">
      <style:table-properties style:width="18.468cm" table:align="center"/>
    </style:style>
    <style:style style:name="Table8.A" style:family="table-column">
      <style:table-column-properties style:column-width="0.106cm"/>
    </style:style>
    <style:style style:name="Table8.B" style:family="table-column">
      <style:table-column-properties style:column-width="2.953cm"/>
    </style:style>
    <style:style style:name="Table8.C" style:family="table-column">
      <style:table-column-properties style:column-width="0.737cm"/>
    </style:style>
    <style:style style:name="Table8.D" style:family="table-column">
      <style:table-column-properties style:column-width="3.134cm"/>
    </style:style>
    <style:style style:name="Table8.E" style:family="table-column">
      <style:table-column-properties style:column-width="0.556cm"/>
    </style:style>
    <style:style style:name="Table8.F" style:family="table-column">
      <style:table-column-properties style:column-width="0.972cm"/>
    </style:style>
    <style:style style:name="Table8.G" style:family="table-column">
      <style:table-column-properties style:column-width="2.718cm"/>
    </style:style>
    <style:style style:name="Table8.H" style:family="table-column">
      <style:table-column-properties style:column-width="4.971cm"/>
    </style:style>
    <style:style style:name="Table8.I" style:family="table-column">
      <style:table-column-properties style:column-width="1.961cm"/>
    </style:style>
    <style:style style:name="Table8.J" style:family="table-column">
      <style:table-column-properties style:column-width="0.254cm"/>
    </style:style>
    <style:style style:name="Table8.A1" style:family="table-cell">
      <style:table-cell-properties style:vertical-align="middle" fo:padding="0.053cm" fo:border="none"/>
    </style:style>
    <style:style style:name="Table8.B2" style:family="table-cell">
      <style:table-cell-properties style:vertical-align="middle" fo:background-color="transparent" style:border-line-width-left="0.002cm 0.088cm 0.002cm" style:border-line-width-top="0.002cm 0.088cm 0.002cm" style:border-line-width-bottom="0.002cm 0.088cm 0.002cm" fo:padding="0.053cm" fo:border-left="0.092cm double #808080" fo:border-right="none" fo:border-top="0.092cm double #808080" fo:border-bottom="0.092cm double #808080">
        <style:background-image/>
      </style:table-cell-properties>
    </style:style>
    <style:style style:name="Table8.H2" style:family="table-cell">
      <style:table-cell-properties style:vertical-align="middle" fo:background-color="transparent" style:border-line-width="0.002cm 0.088cm 0.002cm" fo:padding="0.053cm" fo:border="0.092cm double #808080">
        <style:background-image/>
      </style:table-cell-properties>
    </style:style>
    <style:style style:name="Table8.B10.1" style:family="table-column">
      <style:table-column-properties style:column-width="7.938cm"/>
    </style:style>
    <style:style style:name="Table8.B10.2" style:family="table-column">
      <style:table-column-properties style:column-width="8.103cm"/>
    </style:style>
    <style:style style:name="Table9" style:family="table">
      <style:table-properties style:width="1.561cm" table:align="center"/>
    </style:style>
    <style:style style:name="Table9.A" style:family="table-column">
      <style:table-column-properties style:column-width="0.741cm"/>
    </style:style>
    <style:style style:name="Table9.B" style:family="table-column">
      <style:table-column-properties style:column-width="0.82cm"/>
    </style:style>
    <style:style style:name="Table9.A1" style:family="table-cell">
      <style:table-cell-properties style:vertical-align="middle" fo:padding="0.053cm" fo:border="none"/>
    </style:style>
    <style:style style:name="Table10" style:family="table">
      <style:table-properties style:width="18.203cm" table:align="center"/>
    </style:style>
    <style:style style:name="Table10.A" style:family="table-column">
      <style:table-column-properties style:column-width="0.106cm"/>
    </style:style>
    <style:style style:name="Table10.B" style:family="table-column">
      <style:table-column-properties style:column-width="6.048cm"/>
    </style:style>
    <style:style style:name="Table10.C" style:family="table-column">
      <style:table-column-properties style:column-width="5.856cm"/>
    </style:style>
    <style:style style:name="Table10.D" style:family="table-column">
      <style:table-column-properties style:column-width="6.087cm"/>
    </style:style>
    <style:style style:name="Table10.A1" style:family="table-cell">
      <style:table-cell-properties style:vertical-align="middle" fo:padding="0.053cm" fo:border="none"/>
    </style:style>
    <style:style style:name="Table10.B3.1" style:family="table-column">
      <style:table-column-properties style:column-width="5.554cm"/>
    </style:style>
    <style:style style:name="Table10.B3.2" style:family="table-column">
      <style:table-column-properties style:column-width="10.721cm"/>
    </style:style>
    <style:style style:name="Table10.B3.3" style:family="table-column">
      <style:table-column-properties style:column-width="1.716cm"/>
    </style:style>
    <style:style style:name="Table10.B3.1" style:family="table-row">
      <style:table-row-properties fo:background-color="#ffffff">
        <style:background-image/>
      </style:table-row-properties>
    </style:style>
    <style:style style:name="Table10.B3.1.1" style:family="table-cell">
      <style:table-cell-properties style:vertical-align="middle" fo:background-color="#cccccc" fo:padding="0.053cm" fo:border-left="0.035cm solid #008888" fo:border-right="none" fo:border-top="0.035cm solid #008888" fo:border-bottom="0.035cm solid #008888">
        <style:background-image/>
      </style:table-cell-properties>
    </style:style>
    <style:style style:name="Table10.B3.3.1" style:family="table-cell">
      <style:table-cell-properties style:vertical-align="middle" fo:background-color="#cccccc" fo:padding="0.053cm" fo:border="0.035cm solid #008888">
        <style:background-image/>
      </style:table-cell-properties>
    </style:style>
    <style:style style:name="Table10.B3.1.2" style:family="table-cell">
      <style:table-cell-properties style:vertical-align="middle" fo:padding="0.053cm" fo:border-left="0.035cm solid #008888" fo:border-right="none" fo:border-top="none" fo:border-bottom="0.035cm solid #008888"/>
    </style:style>
    <style:style style:name="Table10.B3.3.2" style:family="table-cell">
      <style:table-cell-properties style:vertical-align="middle" fo:padding="0.053cm" fo:border-left="0.035cm solid #008888" fo:border-right="0.035cm solid #008888" fo:border-top="none" fo:border-bottom="0.035cm solid #008888"/>
    </style:style>
    <style:style style:name="Table10.B7" style:family="table-cell">
      <style:table-cell-properties style:vertical-align="middle" fo:background-color="transparent" style:border-line-width-left="0.002cm 0.088cm 0.002cm" style:border-line-width-top="0.002cm 0.088cm 0.002cm" style:border-line-width-bottom="0.002cm 0.088cm 0.002cm" fo:padding="0.053cm" fo:border-left="0.092cm double #808080" fo:border-right="none" fo:border-top="0.092cm double #808080" fo:border-bottom="0.092cm double #808080">
        <style:background-image/>
      </style:table-cell-properties>
    </style:style>
    <style:style style:name="Table10.D7" style:family="table-cell">
      <style:table-cell-properties style:vertical-align="middle" fo:background-color="transparent" style:border-line-width="0.002cm 0.088cm 0.002cm" fo:padding="0.053cm" fo:border="0.092cm double #808080">
        <style:background-image/>
      </style:table-cell-properties>
    </style:style>
    <style:style style:name="Table11" style:family="table">
      <style:table-properties style:width="1.561cm" table:align="center"/>
    </style:style>
    <style:style style:name="Table11.A" style:family="table-column">
      <style:table-column-properties style:column-width="0.741cm"/>
    </style:style>
    <style:style style:name="Table11.B" style:family="table-column">
      <style:table-column-properties style:column-width="0.82cm"/>
    </style:style>
    <style:style style:name="Table11.A1" style:family="table-cell">
      <style:table-cell-properties style:vertical-align="middle" fo:padding="0.053cm" fo:border="none"/>
    </style:style>
    <style:style style:name="Table12" style:family="table">
      <style:table-properties style:width="11.215cm" table:align="center"/>
    </style:style>
    <style:style style:name="Table12.A" style:family="table-column">
      <style:table-column-properties style:column-width="0.106cm"/>
    </style:style>
    <style:style style:name="Table12.B" style:family="table-column">
      <style:table-column-properties style:column-width="2.286cm"/>
    </style:style>
    <style:style style:name="Table12.C" style:family="table-column">
      <style:table-column-properties style:column-width="8.717cm"/>
    </style:style>
    <style:style style:name="Table12.A1" style:family="table-cell">
      <style:table-cell-properties style:vertical-align="middle" fo:padding="0.053cm" fo:border="none"/>
    </style:style>
    <style:style style:name="Table12.B2" style:family="table-cell">
      <style:table-cell-properties style:vertical-align="middle" fo:background-color="transparent" style:border-line-width-left="0.002cm 0.088cm 0.002cm" style:border-line-width-top="0.002cm 0.088cm 0.002cm" style:border-line-width-bottom="0.002cm 0.088cm 0.002cm" fo:padding="0.053cm" fo:border-left="0.092cm double #808080" fo:border-right="none" fo:border-top="0.092cm double #808080" fo:border-bottom="0.092cm double #808080">
        <style:background-image/>
      </style:table-cell-properties>
    </style:style>
    <style:style style:name="Table12.C2" style:family="table-cell">
      <style:table-cell-properties style:vertical-align="middle" fo:background-color="transparent" style:border-line-width="0.002cm 0.088cm 0.002cm" fo:padding="0.053cm" fo:border="0.092cm double #808080">
        <style:background-image/>
      </style:table-cell-properties>
    </style:style>
    <style:style style:name="Table13" style:family="table">
      <style:table-properties style:width="6.802cm" table:align="center"/>
    </style:style>
    <style:style style:name="Table13.A" style:family="table-column">
      <style:table-column-properties style:column-width="5.981cm"/>
    </style:style>
    <style:style style:name="Table13.B" style:family="table-column">
      <style:table-column-properties style:column-width="0.82cm"/>
    </style:style>
    <style:style style:name="Table13.A1" style:family="table-cell">
      <style:table-cell-properties style:vertical-align="middle" fo:padding="0.053cm" fo:border="none"/>
    </style:style>
    <style:style style:name="Table14" style:family="table">
      <style:table-properties style:width="16.999cm" table:align="center"/>
    </style:style>
    <style:style style:name="Table14.A" style:family="table-column">
      <style:table-column-properties style:column-width="1.478cm"/>
    </style:style>
    <style:style style:name="Table14.B" style:family="table-column">
      <style:table-column-properties style:column-width="14.041cm"/>
    </style:style>
    <style:style style:name="Table14.C" style:family="table-column">
      <style:table-column-properties style:column-width="1.48cm"/>
    </style:style>
    <style:style style:name="Table14.A1" style:family="table-cell">
      <style:table-cell-properties style:vertical-align="middle" style:border-line-width="0.002cm 0.088cm 0.002cm" fo:padding="0.053cm" fo:border="0.092cm double #808080"/>
    </style:style>
    <style:style style:name="Table14.A2" style:family="table-cell">
      <style:table-cell-properties style:vertical-align="middle" style:border-line-width-left="0.002cm 0.088cm 0.002cm" style:border-line-width-right="0.002cm 0.088cm 0.002cm" fo:padding="0.053cm" fo:border-left="0.092cm double #808080" fo:border-right="0.092cm double #808080" fo:border-top="none" fo:border-bottom="none"/>
    </style:style>
    <style:style style:name="Table14.A3" style:family="table-cell">
      <style:table-cell-properties style:border-line-width-left="0.002cm 0.088cm 0.002cm" fo:padding="0.049cm" fo:border-left="0.092cm double #808080" fo:border-right="none" fo:border-top="none" fo:border-bottom="none"/>
    </style:style>
    <style:style style:name="Table14.B3.1" style:family="table-column">
      <style:table-column-properties style:column-width="6.994cm"/>
    </style:style>
    <style:style style:name="Table14.B3.2" style:family="table-column">
      <style:table-column-properties style:column-width="7.047cm"/>
    </style:style>
    <style:style style:name="Table14.B3.1.1" style:family="table-cell">
      <style:table-cell-properties style:vertical-align="middle" fo:padding="0.053cm" fo:border="none"/>
    </style:style>
    <style:style style:name="Table14.C3" style:family="table-cell">
      <style:table-cell-properties style:border-line-width-right="0.002cm 0.088cm 0.002cm" fo:padding="0.049cm" fo:border-left="none" fo:border-right="0.092cm double #808080" fo:border-top="none" fo:border-bottom="none"/>
    </style:style>
    <style:style style:name="Table14.A4" style:family="table-cell">
      <style:table-cell-properties style:vertical-align="middle" style:border-line-width-left="0.002cm 0.088cm 0.002cm" style:border-line-width-right="0.002cm 0.088cm 0.002cm" style:border-line-width-bottom="0.002cm 0.088cm 0.002cm" fo:padding="0.053cm" fo:border-left="0.092cm double #808080" fo:border-right="0.092cm double #808080" fo:border-top="none" fo:border-bottom="0.092cm double #808080"/>
    </style:style>
    <style:style style:name="P1" style:family="paragraph" style:parent-style-name="Standard">
      <style:text-properties fo:color="#000000"/>
    </style:style>
    <style:style style:name="P2" style:family="paragraph" style:parent-style-name="Table_20_Contents">
      <style:text-properties fo:color="#000000"/>
    </style:style>
    <style:style style:name="P3" style:family="paragraph" style:parent-style-name="Heading_20_1">
      <style:paragraph-properties fo:text-align="center" style:justify-single-word="false"/>
      <style:text-properties fo:color="#000000"/>
    </style:style>
    <style:style style:name="P4" style:family="paragraph" style:parent-style-name="Table_20_Contents">
      <style:paragraph-properties fo:text-align="end" style:justify-single-word="false"/>
      <style:text-properties fo:color="#000000"/>
    </style:style>
    <style:style style:name="P5" style:family="paragraph" style:parent-style-name="Table_20_Contents">
      <style:text-properties fo:color="#000000" fo:font-size="10pt"/>
    </style:style>
    <style:style style:name="P6" style:family="paragraph" style:parent-style-name="Table_20_Contents">
      <style:text-properties fo:color="#000000" fo:font-size="18pt" fo:font-weight="bold"/>
    </style:style>
    <style:style style:name="P7" style:family="paragraph" style:parent-style-name="Table_20_Contents">
      <style:paragraph-properties fo:margin-top="0cm" fo:margin-bottom="0.499cm" fo:text-align="justify" style:justify-single-word="false"/>
      <style:text-properties fo:color="#000000"/>
    </style:style>
    <style:style style:name="P8" style:family="paragraph" style:parent-style-name="Table_20_Contents" style:list-style-name="L1">
      <style:paragraph-properties fo:text-align="justify" style:justify-single-word="false"/>
      <style:text-properties fo:color="#000000"/>
    </style:style>
    <style:style style:name="P9" style:family="paragraph" style:parent-style-name="Table_20_Contents" style:list-style-name="L1">
      <style:paragraph-properties fo:margin-top="0cm" fo:margin-bottom="0.499cm" fo:text-align="justify" style:justify-single-word="false"/>
      <style:text-properties fo:color="#000000"/>
    </style:style>
    <style:style style:name="P10" style:family="paragraph" style:parent-style-name="Table_20_Contents">
      <style:paragraph-properties fo:text-align="justify" style:justify-single-word="false"/>
      <style:text-properties fo:color="#000000"/>
    </style:style>
    <style:style style:name="P11" style:family="paragraph" style:parent-style-name="Table_20_Contents">
      <style:text-properties fo:color="#000000" fo:font-size="2pt" style:font-size-asian="2pt" style:font-size-complex="2pt"/>
    </style:style>
    <style:style style:name="P12" style:family="paragraph" style:parent-style-name="Heading_20_2">
      <style:text-properties fo:color="#000000"/>
    </style:style>
    <style:style style:name="P13" style:family="paragraph" style:parent-style-name="Table_20_Contents">
      <style:paragraph-properties fo:text-align="center" style:justify-single-word="false"/>
      <style:text-properties fo:color="#000000"/>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justify" style:justify-single-word="false"/>
      <style:text-properties fo:color="#000000" fo:font-size="18pt" fo:font-weight="bold"/>
    </style:style>
    <style:style style:name="P16" style:family="paragraph" style:parent-style-name="Table_20_Contents">
      <style:text-properties fo:color="#000000" fo:font-size="18pt"/>
    </style:style>
    <style:style style:name="P17" style:family="paragraph" style:parent-style-name="Table_20_Contents">
      <style:paragraph-properties fo:text-align="center" style:justify-single-word="false"/>
      <style:text-properties fo:color="#000000" fo:font-size="14pt"/>
    </style:style>
    <style:style style:name="P18" style:family="paragraph" style:parent-style-name="Table_20_Contents">
      <style:paragraph-properties fo:text-align="start" style:justify-single-word="false"/>
      <style:text-properties fo:color="#000000"/>
    </style:style>
    <style:style style:name="P19" style:family="paragraph" style:parent-style-name="Table_20_Contents">
      <style:paragraph-properties fo:margin-top="0cm" fo:margin-bottom="0.499cm" fo:text-align="center" style:justify-single-word="false"/>
      <style:text-properties fo:color="#000000"/>
    </style:style>
    <style:style style:name="P20" style:family="paragraph" style:parent-style-name="Text_20_body">
      <style:paragraph-properties fo:margin-top="0cm" fo:margin-bottom="0cm" fo:text-align="center" style:justify-single-word="false"/>
      <style:text-properties fo:color="#000000"/>
    </style:style>
    <style:style style:name="P21" style:family="paragraph" style:parent-style-name="Table_20_Contents">
      <style:paragraph-properties fo:text-align="center" style:justify-single-word="false"/>
      <style:text-properties fo:color="#000000" fo:font-weight="bold"/>
    </style:style>
    <style:style style:name="P22" style:family="paragraph" style:parent-style-name="Table_20_Contents">
      <style:paragraph-properties fo:margin-top="0cm" fo:margin-bottom="0.499cm"/>
      <style:text-properties fo:color="#000000" fo:font-size="18pt" fo:font-weight="bold"/>
    </style:style>
    <style:style style:name="P23" style:family="paragraph" style:parent-style-name="Table_20_Contents">
      <style:paragraph-properties fo:text-align="justify" style:justify-single-word="false"/>
      <style:text-properties fo:color="#000000" fo:font-size="12pt"/>
    </style:style>
    <style:style style:name="P24" style:family="paragraph" style:parent-style-name="Table_20_Contents">
      <style:paragraph-properties fo:margin-top="0cm" fo:margin-bottom="0.499cm"/>
      <style:text-properties fo:color="#000000"/>
    </style:style>
    <style:style style:name="P25" style:family="paragraph" style:parent-style-name="Table_20_Contents">
      <style:paragraph-properties fo:text-align="justify" style:justify-single-word="false"/>
    </style:style>
    <style:style style:name="P26" style:family="paragraph" style:parent-style-name="Table_20_Contents" style:list-style-name="L2">
      <style:text-properties fo:color="#000000"/>
    </style:style>
    <style:style style:name="P27" style:family="paragraph" style:parent-style-name="Table_20_Contents" style:list-style-name="L2">
      <style:paragraph-properties fo:margin-top="0cm" fo:margin-bottom="0.499cm"/>
      <style:text-properties fo:color="#000000"/>
    </style:style>
    <style:style style:name="P28" style:family="paragraph" style:parent-style-name="Table_20_Contents" style:list-style-name="L3">
      <style:text-properties fo:color="#000000"/>
    </style:style>
    <style:style style:name="P29" style:family="paragraph" style:parent-style-name="Table_20_Contents" style:list-style-name="L3">
      <style:paragraph-properties fo:margin-top="0cm" fo:margin-bottom="0.499cm"/>
      <style:text-properties fo:color="#000000"/>
    </style:style>
    <style:style style:name="P30" style:family="paragraph" style:parent-style-name="Table_20_Contents" style:list-style-name="L4">
      <style:text-properties fo:color="#000000"/>
    </style:style>
    <style:style style:name="P31" style:family="paragraph" style:parent-style-name="Table_20_Contents" style:list-style-name="L4">
      <style:paragraph-properties fo:margin-top="0cm" fo:margin-bottom="0.499cm"/>
      <style:text-properties fo:color="#000000"/>
    </style:style>
    <style:style style:name="T1" style:family="text">
      <style:text-properties style:text-underline-style="solid" style:text-underline-width="auto" style:text-underline-color="font-color"/>
    </style:style>
    <style:style style:name="T2" style:family="text">
      <style:text-properties fo:color="#000000" fo:font-weight="bold"/>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color="#000000"/>
    </style:style>
    <style:style style:name="T6" style:family="text">
      <style:text-properties fo:font-weight="bold"/>
    </style:style>
    <style:style style:name="T7" style:family="text">
      <style:text-properties fo:font-size="12pt"/>
    </style:style>
    <style:style style:name="T8" style:family="text">
      <style:text-properties fo:font-size="18pt"/>
    </style:style>
    <style:style style:name="T9" style:family="text">
      <style:text-properties fo:font-style="italic"/>
    </style:style>
    <style:style style:name="T10" style:family="text">
      <style:text-properties fo:font-size="10pt"/>
    </style:style>
    <style:style style:name="T11" style:family="text">
      <style:text-properties fo:font-size="18pt" fo:font-weight="bold"/>
    </style:style>
    <style:style style:name="T12" style:family="text">
      <style:text-properties fo:font-size="14pt"/>
    </style:style>
    <style:style style:name="fr1" style:family="graphic" style:parent-style-name="Graphics">
      <style:graphic-properties fo:margin-left="0cm" fo:margin-right="0cm" fo:margin-top="0cm" fo:margin-bottom="0cm" style:vertical-pos="top" style:vertical-rel="baseline" fo:padding="0cm" fo:border="0.035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002cm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able:table table:name="Table1" table:style-name="Table1">
        <table:table-column table:style-name="Table1.A"/>
        <table:table-column table:style-name="Table1.B"/>
        <table:table-column table:style-name="Table1.C"/>
        <table:table-row>
          <table:table-cell table:style-name="Table1.A1" office:value-type="string">
            <text:p text:style-name="P2">Update : dec. 3rd, 2007</text:p>
          </table:table-cell>
          <table:table-cell table:style-name="Table1.A1" office:value-type="string">
            <text:h text:style-name="P3" text:outline-level="1" text:is-list-header="true">VCO</text:h>
          </table:table-cell>
          <table:table-cell table:style-name="Table1.A1" office:value-type="string">
            <text:p text:style-name="P4">En français <draw:a xlink:type="simple" xlink:href="http://yusynth.net/Modular/FR/VCO/index.html"><draw:frame draw:style-name="fr1" draw:name="graphics1" text:anchor-type="as-char" svg:width="0.864cm" svg:height="0.494cm" draw:z-index="0"><draw:image xlink:href="http://yusynth.net/images/FF.GIF" xlink:type="simple" xlink:show="embed" xlink:actuate="onLoad"/></draw:frame></draw:a></text:p>
          </table:table-cell>
        </table:table-row>
      </table:table>
      <table:table table:name="Table2" table:style-name="Table2">
        <table:table-column table:style-name="Table2.A"/>
        <table:table-column table:style-name="Table2.B"/>
        <table:table-row>
          <table:table-cell table:style-name="Table2.A1" office:value-type="string">
            <text:p text:style-name="P2"/>
          </table:table-cell>
          <table:table-cell table:style-name="Table2.A1" office:value-type="string">
            <text:p text:style-name="P5"/>
          </table:table-cell>
        </table:table-row>
      </table:table>
      <table:table table:name="Table3" table:style-name="Table3">
        <table:table-column table:style-name="Table3.A"/>
        <table:table-column table:style-name="Table3.B"/>
        <table:table-row>
          <table:table-cell table:style-name="Table3.A1" office:value-type="string">
            <text:p text:style-name="P2"><draw:frame draw:style-name="fr2" draw:name="graphics3" text:anchor-type="as-char" svg:width="0.582cm" svg:height="0.582cm" draw:z-index="1"><draw:image xlink:href="http://yusynth.net/images/vis1.gif" xlink:type="simple" xlink:show="embed" xlink:actuate="onLoad"/></draw:frame></text:p>
          </table:table-cell>
          <table:table-cell table:style-name="Table3.A1" office:value-type="string">
            <text:p text:style-name="P4"><draw:frame draw:style-name="fr2" draw:name="graphics4" text:anchor-type="as-char" svg:width="0.609cm" svg:height="0.556cm" draw:z-index="2"><draw:image xlink:href="http://yusynth.net/images/vis2.gif" xlink:type="simple" xlink:show="embed" xlink:actuate="onLoad"/></draw:frame></text:p>
          </table:table-cell>
        </table:table-row>
        <table:table-row>
          <table:table-cell table:style-name="Table3.A1" office:value-type="string">
            <text:p text:style-name="P6">Description</text:p>
          </table:table-cell>
          <table:table-cell table:style-name="Table3.A1" office:value-type="string">
            <text:p text:style-name="P2"/>
          </table:table-cell>
        </table:table-row>
      </table:table>
      <table:table table:name="Table4" table:style-name="Table4">
        <table:table-column table:style-name="Table4.A"/>
        <table:table-column table:style-name="Table4.B"/>
        <table:table-row>
          <table:table-cell table:style-name="Table4.A1" office:value-type="string">
            <text:p text:style-name="P2"><draw:frame draw:style-name="fr2" draw:name="graphics5" text:anchor-type="as-char" svg:width="6.324cm" svg:height="12.594cm" draw:z-index="3"><draw:image xlink:href="http://yusynth.net/Modular/Commun/VCO/VCO-module.jpg" xlink:type="simple" xlink:show="embed" xlink:actuate="onLoad"/></draw:frame></text:p>
          </table:table-cell>
          <table:table-cell table:style-name="Table4.B1" office:value-type="string">
            <text:p text:style-name="P7">Should modular DIYing compare to a meal, the VCO is the main course ! It is the heart of the system, the module without which a system cannot be called a Music Synthesizer.<text:line-break/><text:line-break/>The design of such a module is not easy and building one with good accuracy, low drift and good thermal stability is not simple. I have tried various architectures and eventually came up with quite a classical design.<text:line-break/><text:line-break/>Herein I propose, three different PCB designs that let the builder choose the solution that matches best his/her needs or budget.</text:p>
            <text:list text:style-name="L1">
              <text:list-header>
                <text:p text:style-name="P8">The first design uses high grade components such as LM394 or SSM2210 chips for the dual transistor of the exponential converter and an OPA2137 low bias OPA for the voltage summer and servo OPA. </text:p>
                <text:p text:style-name="P8">The second design uses a Japanese 2SC1583 dual transistor which is much cheaper. </text:p>
                <text:p text:style-name="P9">The third design uses a pair of hand matched BC547B. </text:p>
              </text:list-header>
            </text:list>
            <text:p text:style-name="P10"><text:line-break/>Recently, I have improved a few points in the circuit, thanks to Mariano who pointed at some difficulties with the previous design, namely Hi-Track linearity and PWM. Here is the new schematics and PCBs which integrates the mods proposed by Mariano. The Hi-track mod is based on a circuit by Ian Fritz (see ref. at the end of this page)</text:p>
          </table:table-cell>
        </table:table-row>
        <table:table-row>
          <table:table-cell table:style-name="Table4.A2" table:number-columns-spanned="2" office:value-type="string">
            <text:p text:style-name="P11"/>
          </table:table-cell>
          <table:covered-table-cell/>
        </table:table-row>
      </table:table>
      <table:table table:name="Table5" table:style-name="Table5">
        <table:table-column table:style-name="Table5.A"/>
        <table:table-column table:style-name="Table5.B"/>
        <table:table-row>
          <table:table-cell table:style-name="Table5.A1" office:value-type="string">
            <text:p text:style-name="P2"><draw:frame draw:style-name="fr2" draw:name="graphics6" text:anchor-type="as-char" svg:width="0.582cm" svg:height="0.582cm" draw:z-index="4"><draw:image xlink:href="http://yusynth.net/images/vis1.gif" xlink:type="simple" xlink:show="embed" xlink:actuate="onLoad"/></draw:frame></text:p>
          </table:table-cell>
          <table:table-cell table:style-name="Table5.A1" office:value-type="string">
            <text:p text:style-name="P4"><draw:frame draw:style-name="fr2" draw:name="graphics7" text:anchor-type="as-char" svg:width="0.609cm" svg:height="0.556cm" draw:z-index="5"><draw:image xlink:href="http://yusynth.net/images/vis2.gif" xlink:type="simple" xlink:show="embed" xlink:actuate="onLoad"/></draw:frame></text:p>
          </table:table-cell>
        </table:table-row>
        <table:table-row>
          <table:table-cell table:style-name="Table5.A1" office:value-type="string">
            <text:h text:style-name="P12" text:outline-level="2" text:is-list-header="true">Schematics</text:h>
          </table:table-cell>
          <table:table-cell table:style-name="Table5.A1" office:value-type="string">
            <text:p text:style-name="P2"/>
          </table:table-cell>
        </table:table-row>
      </table:table>
      <table:table table:name="Table6" table:style-name="Table6">
        <table:table-column table:style-name="Table6.A"/>
        <table:table-row>
          <table:table-cell table:style-name="Table6.A1" office:value-type="string">
            <text:p text:style-name="P13"><text:span text:style-name="T1"><draw:a xlink:type="simple" xlink:href="http://yusynth.net/Modular/Commun/VCO/VCO-V2-sch.jpg"><draw:frame draw:style-name="fr1" draw:name="graphics8" text:anchor-type="as-char" svg:width="18.062cm" svg:height="10.389cm" draw:z-index="6"><draw:image xlink:href="http://yusynth.net/Modular/Commun/VCO/VCO-V2-sch-thumb.gif" xlink:type="simple" xlink:show="embed" xlink:actuate="onLoad"/></draw:frame></draw:a></text:span><text:line-break/><draw:a xlink:type="simple" xlink:href="http://yusynth.net/Modular/Commun/VCO/VCO-V2-sch.jpg"><draw:frame draw:style-name="fr3" draw:name="graphics9" text:anchor-type="as-char" svg:width="0.626cm" svg:height="0.626cm" draw:z-index="7"><draw:image xlink:href="http://yusynth.net/images/loupe.gif" xlink:type="simple" xlink:show="embed" xlink:actuate="onLoad"/></draw:frame></draw:a></text:p>
          </table:table-cell>
        </table:table-row>
        <table:table-row>
          <table:table-cell table:style-name="Table6.A2" office:value-type="string">
            <text:p text:style-name="P10"/>
          </table:table-cell>
        </table:table-row>
      </table:table>
      <table:table table:name="Table7" table:style-name="Table7">
        <table:table-column table:style-name="Table7.A"/>
        <table:table-column table:style-name="Table7.B"/>
        <table:table-row>
          <table:table-cell table:style-name="Table7.A1" office:value-type="string">
            <text:p text:style-name="P2"><draw:frame draw:style-name="fr2" draw:name="graphics10" text:anchor-type="as-char" svg:width="0.582cm" svg:height="0.582cm" draw:z-index="8"><draw:image xlink:href="http://yusynth.net/images/vis1.gif" xlink:type="simple" xlink:show="embed" xlink:actuate="onLoad"/></draw:frame></text:p>
          </table:table-cell>
          <table:table-cell table:style-name="Table7.A1" office:value-type="string">
            <text:p text:style-name="P4"><draw:frame draw:style-name="fr2" draw:name="graphics11" text:anchor-type="as-char" svg:width="0.609cm" svg:height="0.556cm" draw:z-index="9"><draw:image xlink:href="http://yusynth.net/images/vis2.gif" xlink:type="simple" xlink:show="embed" xlink:actuate="onLoad"/></draw:frame></text:p>
          </table:table-cell>
        </table:table-row>
      </table:table>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column table:style-name="Table8.J"/>
        <table:table-column table:style-name="Table8.A"/>
        <table:table-row>
          <table:table-cell table:style-name="Table8.A1" table:number-columns-spanned="11" office:value-type="string">
            <text:h text:style-name="P12" text:outline-level="2" text:is-list-header="true">Printed circuit boards and component layout</text:h>
          </table:table-cell>
          <table:covered-table-cell/>
          <table:covered-table-cell/>
          <table:covered-table-cell/>
          <table:covered-table-cell/>
          <table:covered-table-cell/>
          <table:covered-table-cell/>
          <table:covered-table-cell/>
          <table:covered-table-cell/>
          <table:covered-table-cell/>
          <table:covered-table-cell/>
        </table:table-row>
        <table:table-row>
          <table:table-cell office:value-type="string">
            <text:p text:style-name="P11"/>
          </table:table-cell>
          <table:table-cell table:style-name="Table8.B2" table:number-columns-spanned="2" office:value-type="string">
            <text:p text:style-name="P14"><text:span text:style-name="T2">LM394 version<text:line-break/><text:line-break/>PCB design</text:span><text:span text:style-name="T3"><text:line-break/></text:span><text:span text:style-name="T4"><draw:a xlink:type="simple" xlink:href="http://yusynth.net/Modular/Commun/VCO/LM394-V2-PCB.jpg"><draw:frame draw:style-name="fr1" draw:name="graphics12" text:anchor-type="as-char" svg:width="3.457cm" svg:height="2.611cm" draw:z-index="10"><draw:image xlink:href="http://yusynth.net/Modular/Commun/VCO/VCO-LM394-pcb-thumb.gif" xlink:type="simple" xlink:show="embed" xlink:actuate="onLoad"/></draw:frame></draw:a></text:span><text:a xlink:type="simple" xlink:href="http://yusynth.net/Modular/Commun/STEINERVCF/VCF-PCB-3096.jpg"><text:span text:style-name="T5"><text:line-break/></text:span></text:a><text:span text:style-name="T3"><draw:a xlink:type="simple" xlink:href="http://yusynth.net/Modular/Commun/VCO/LM394-V2-PCB.jpg"><draw:frame draw:style-name="fr3" draw:name="graphics13" text:anchor-type="as-char" svg:width="0.626cm" svg:height="0.626cm" draw:z-index="11"><draw:image xlink:href="http://yusynth.net/images/loupe.gif" xlink:type="simple" xlink:show="embed" xlink:actuate="onLoad"/></draw:frame></draw:a></text:span><text:span text:style-name="T3"><text:line-break/></text:span><text:span text:style-name="T2">Component layout</text:span><text:span text:style-name="T3"><text:line-break/></text:span><text:span text:style-name="T3"><draw:a xlink:type="simple" xlink:href="http://yusynth.net/Modular/Commun/VCO/LM394-COMP-LAY1.gif"><draw:frame draw:style-name="fr1" draw:name="graphics14" text:anchor-type="as-char" svg:width="3.457cm" svg:height="2.637cm" draw:z-index="12"><draw:image xlink:href="http://yusynth.net/Modular/Commun/VCO/LM394-COMP-LAY1-thumb.gif" xlink:type="simple" xlink:show="embed" xlink:actuate="onLoad"/></draw:frame></draw:a></text:span><text:span text:style-name="T3"><text:line-break/></text:span><text:span text:style-name="T3"><draw:a xlink:type="simple" xlink:href="http://yusynth.net/Modular/Commun/VCO/LM394-COMP-LAY1.gif"><draw:frame draw:style-name="fr3" draw:name="graphics15" text:anchor-type="as-char" svg:width="0.626cm" svg:height="0.626cm" draw:z-index="13"><draw:image xlink:href="http://yusynth.net/images/loupe.gif" xlink:type="simple" xlink:show="embed" xlink:actuate="onLoad"/></draw:frame></draw:a></text:span><text:span text:style-name="T3"><text:line-break/></text:span><text:span text:style-name="T3"><draw:a xlink:type="simple" xlink:href="http://yusynth.net/Modular/Commun/VCO/LM394-LAYOUT.jpg"><draw:frame draw:style-name="fr1" draw:name="graphics16" text:anchor-type="as-char" svg:width="3.457cm" svg:height="2.611cm" draw:z-index="14"><draw:image xlink:href="http://yusynth.net/Modular/Commun/VCO/LM394-LAYOUT-thumb.gif" xlink:type="simple" xlink:show="embed" xlink:actuate="onLoad"/></draw:frame></draw:a></text:span><text:span text:style-name="T3"><text:line-break/></text:span><text:span text:style-name="T3"><draw:a xlink:type="simple" xlink:href="http://yusynth.net/Modular/Commun/VCO/LM394-LAYOUT.jpg"><draw:frame draw:style-name="fr3" draw:name="graphics17" text:anchor-type="as-char" svg:width="0.626cm" svg:height="0.626cm" draw:z-index="15"><draw:image xlink:href="http://yusynth.net/images/loupe.gif" xlink:type="simple" xlink:show="embed" xlink:actuate="onLoad"/></draw:frame></draw:a></text:span></text:p>
          </table:table-cell>
          <table:covered-table-cell/>
          <table:table-cell table:style-name="Table8.B2" table:number-columns-spanned="2" office:value-type="string">
            <text:p text:style-name="P14"><text:span text:style-name="T2">2SC1583 version</text:span><text:span text:style-name="T3"><text:line-break/><text:line-break/></text:span><text:span text:style-name="T2">PCB design</text:span><text:span text:style-name="T3"><text:line-break/></text:span><text:span text:style-name="T3"><draw:a xlink:type="simple" xlink:href="http://yusynth.net/Modular/Commun/VCO/2SC1583-V2-PCB.jpg"><draw:frame draw:style-name="fr1" draw:name="graphics18" text:anchor-type="as-char" svg:width="3.457cm" svg:height="2.584cm" draw:z-index="16"><draw:image xlink:href="http://yusynth.net/Modular/Commun/VCO/VCO-2SC1583-pcb-thumb.gif" xlink:type="simple" xlink:show="embed" xlink:actuate="onLoad"/></draw:frame></draw:a></text:span><text:a xlink:type="simple" xlink:href="http://yusynth.net/Modular/Commun/STEINERVCF/VCF-PCB-3096.jpg"><text:span text:style-name="T5"><text:line-break/></text:span></text:a><text:span text:style-name="T3"><draw:a xlink:type="simple" xlink:href="http://yusynth.net/Modular/Commun/VCO/2SC1583-V2-PCB.jpg"><draw:frame draw:style-name="fr3" draw:name="graphics19" text:anchor-type="as-char" svg:width="0.626cm" svg:height="0.626cm" draw:z-index="17"><draw:image xlink:href="http://yusynth.net/images/loupe.gif" xlink:type="simple" xlink:show="embed" xlink:actuate="onLoad"/></draw:frame></draw:a></text:span><text:span text:style-name="T3"><text:line-break/></text:span><text:span text:style-name="T2">Component layout</text:span><text:span text:style-name="T3"><text:line-break/></text:span><text:span text:style-name="T4"><draw:a xlink:type="simple" xlink:href="http://yusynth.net/Modular/Commun/VCO/2SC1583-COMP-LAY1.gif"><draw:frame draw:style-name="fr1" draw:name="graphics20" text:anchor-type="as-char" svg:width="3.457cm" svg:height="2.637cm" draw:z-index="18"><draw:image xlink:href="http://yusynth.net/Modular/Commun/VCO/2SC1583-COMP-LAY1-tumb.gif" xlink:type="simple" xlink:show="embed" xlink:actuate="onLoad"/></draw:frame></draw:a></text:span><text:span text:style-name="T3"><text:line-break/></text:span><text:span text:style-name="T3"><draw:a xlink:type="simple" xlink:href="http://yusynth.net/Modular/Commun/VCO/2SC1583-COMP-LAY1.gif"><draw:frame draw:style-name="fr3" draw:name="graphics21" text:anchor-type="as-char" svg:width="0.626cm" svg:height="0.626cm" draw:z-index="19"><draw:image xlink:href="http://yusynth.net/images/loupe.gif" xlink:type="simple" xlink:show="embed" xlink:actuate="onLoad"/></draw:frame></draw:a></text:span><text:span text:style-name="T3"><text:line-break/></text:span><text:span text:style-name="T4"><draw:a xlink:type="simple" xlink:href="http://yusynth.net/Modular/Commun/VCO/2SC1583-LAYOUT.jpg"><draw:frame draw:style-name="fr1" draw:name="graphics22" text:anchor-type="as-char" svg:width="3.457cm" svg:height="2.584cm" draw:z-index="20"><draw:image xlink:href="http://yusynth.net/Modular/Commun/VCO/2SC1583-LAYOUT-thumb.gif" xlink:type="simple" xlink:show="embed" xlink:actuate="onLoad"/></draw:frame></draw:a></text:span><text:span text:style-name="T3"><text:line-break/></text:span><text:span text:style-name="T3"><draw:a xlink:type="simple" xlink:href="http://yusynth.net/Modular/Commun/VCO/2SC1583-LAYOUT.jpg"><draw:frame draw:style-name="fr3" draw:name="graphics23" text:anchor-type="as-char" svg:width="0.626cm" svg:height="0.626cm" draw:z-index="21"><draw:image xlink:href="http://yusynth.net/images/loupe.gif" xlink:type="simple" xlink:show="embed" xlink:actuate="onLoad"/></draw:frame></draw:a></text:span></text:p>
          </table:table-cell>
          <table:covered-table-cell/>
          <table:table-cell table:style-name="Table8.B2" table:number-columns-spanned="2" office:value-type="string">
            <text:p text:style-name="P13"><text:span text:style-name="T6">Matched BC547s</text:span><text:line-break/><text:line-break/><text:span text:style-name="T6">PCB design</text:span><text:line-break/><draw:a xlink:type="simple" xlink:href="http://yusynth.net/Modular/Commun/VCO/BC547-PCB.jpg"><draw:frame draw:style-name="fr1" draw:name="graphics24" text:anchor-type="as-char" svg:width="3.457cm" svg:height="2.584cm" draw:z-index="22"><draw:image xlink:href="http://yusynth.net/Modular/Commun/VCO/VCO-BC547-pcb-thumb.gif" xlink:type="simple" xlink:show="embed" xlink:actuate="onLoad"/></draw:frame></draw:a><text:line-break/><draw:a xlink:type="simple" xlink:href="http://yusynth.net/Modular/Commun/VCO/BC547-PCB.jpg"><draw:frame draw:style-name="fr3" draw:name="graphics25" text:anchor-type="as-char" svg:width="0.626cm" svg:height="0.626cm" draw:z-index="23"><draw:image xlink:href="http://yusynth.net/images/loupe.gif" xlink:type="simple" xlink:show="embed" xlink:actuate="onLoad"/></draw:frame></draw:a><text:line-break/><text:span text:style-name="T6">Component layout</text:span><text:line-break/><text:span text:style-name="T1"><draw:a xlink:type="simple" xlink:href="http://yusynth.net/Modular/Commun/VCO/BC547-COMP-LAY1.gif"><draw:frame draw:style-name="fr1" draw:name="graphics26" text:anchor-type="as-char" svg:width="3.457cm" svg:height="2.637cm" draw:z-index="24"><draw:image xlink:href="http://yusynth.net/Modular/Commun/VCO/BC547-COMP-LAY1-thumb.gif" xlink:type="simple" xlink:show="embed" xlink:actuate="onLoad"/></draw:frame></draw:a></text:span><text:line-break/><draw:a xlink:type="simple" xlink:href="http://yusynth.net/Modular/Commun/VCO/BC547-COMP-LAY1.gif"><draw:frame draw:style-name="fr3" draw:name="graphics27" text:anchor-type="as-char" svg:width="0.626cm" svg:height="0.626cm" draw:z-index="25"><draw:image xlink:href="http://yusynth.net/images/loupe.gif" xlink:type="simple" xlink:show="embed" xlink:actuate="onLoad"/></draw:frame></draw:a><text:span text:style-name="T1"><text:line-break/></text:span><text:span text:style-name="T1"><draw:a xlink:type="simple" xlink:href="http://yusynth.net/Modular/Commun/VCO/BC547-LAYOUT.jpg"><draw:frame draw:style-name="fr1" draw:name="graphics28" text:anchor-type="as-char" svg:width="3.457cm" svg:height="2.584cm" draw:z-index="26"><draw:image xlink:href="http://yusynth.net/Modular/Commun/VCO/BC547-LAYOUT-thumb.jpg" xlink:type="simple" xlink:show="embed" xlink:actuate="onLoad"/></draw:frame></draw:a></text:span><text:span text:style-name="T1"><text:line-break/></text:span><draw:a xlink:type="simple" xlink:href="http://yusynth.net/Modular/Commun/VCO/BC547-LAYOUT.jpg"><draw:frame draw:style-name="fr3" draw:name="graphics29" text:anchor-type="as-char" svg:width="0.626cm" svg:height="0.626cm" draw:z-index="27"><draw:image xlink:href="http://yusynth.net/images/loupe.gif" xlink:type="simple" xlink:show="embed" xlink:actuate="onLoad"/></draw:frame></draw:a> </text:p>
          </table:table-cell>
          <table:covered-table-cell/>
          <table:table-cell table:style-name="Table8.H2" table:number-columns-spanned="3" office:value-type="string">
            <text:p text:style-name="P10">Download the schematic as a PDF file <draw:a xlink:type="simple" xlink:href="http://yusynth.net/Modular/Commun/VCO/VCO-V2-sch.pdf"><draw:frame draw:style-name="fr3" draw:name="graphics30" text:anchor-type="as-char" svg:width="0.6cm" svg:height="0.547cm" draw:z-index="28"><draw:image xlink:href="http://yusynth.net/images/link.gif" xlink:type="simple" xlink:show="embed" xlink:actuate="onLoad"/></draw:frame></draw:a><text:line-break/><text:line-break/><text:line-break/>Download the PCB as a PDF file (LM394 version ) <draw:a xlink:type="simple" xlink:href="http://yusynth.net/Modular/Commun/VCO/LM394-V2-PCB.pdf"><draw:frame draw:style-name="fr3" draw:name="graphics31" text:anchor-type="as-char" svg:width="0.6cm" svg:height="0.547cm" draw:z-index="29"><draw:image xlink:href="http://yusynth.net/images/link.gif" xlink:type="simple" xlink:show="embed" xlink:actuate="onLoad"/></draw:frame></draw:a><text:line-break/><text:line-break/>Download the PCB as a PDF file (2SC1583 version ) <draw:a xlink:type="simple" xlink:href="http://yusynth.net/Modular/Commun/VCO/2SC1583-V2-PCB.pdf"><draw:frame draw:style-name="fr3" draw:name="graphics32" text:anchor-type="as-char" svg:width="0.6cm" svg:height="0.547cm" draw:z-index="30"><draw:image xlink:href="http://yusynth.net/images/link.gif" xlink:type="simple" xlink:show="embed" xlink:actuate="onLoad"/></draw:frame></draw:a><text:line-break/><text:line-break/>Download the PCB as a PDF file (BC547 version ) <draw:a xlink:type="simple" xlink:href="http://yusynth.net/Modular/Commun/VCO/BC547-PCB.pdf"><draw:frame draw:style-name="fr3" draw:name="graphics33" text:anchor-type="as-char" svg:width="0.6cm" svg:height="0.547cm" draw:z-index="31"><draw:image xlink:href="http://yusynth.net/images/link.gif" xlink:type="simple" xlink:show="embed" xlink:actuate="onLoad"/></draw:frame></draw:a><text:line-break/><text:line-break/><text:line-break/><text:line-break/>WARNING ! The document is formatted to be printed directly on a mylar for photo-etching or a "press &amp; peel" paper. Make sure that when the printed face of mylar is in contact with the copper side of the PCB, the lettering can be read normally. </text:p>
          </table:table-cell>
          <table:covered-table-cell/>
          <table:covered-table-cell/>
          <table:table-cell office:value-type="string">
            <text:p text:style-name="P11"/>
          </table:table-cell>
        </table:table-row>
        <table:table-row>
          <table:table-cell table:style-name="Table8.A1" table:number-columns-spanned="11"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8.A1" table:number-columns-spanned="11" office:value-type="string">
            <text:p text:style-name="P15">For those who have built the VCO with the old version of the PCB, here is how to modify it in order to integrate the new features</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8.A1" table:number-columns-spanned="11" office:value-type="string">
            <text:p text:style-name="P16">HI-track mod of the old PCB<text:line-break/><text:span text:style-name="T7"><text:line-break/>First change the value of C8 to 220pF 1% (stiroflex or silver mica).<text:line-break/>Then install the new 1N4148 diode and the new 1M resistor (R53) as shown below</text:span></text:p>
            <text:p text:style-name="P13"><draw:frame draw:style-name="fr2" draw:name="graphics34" text:anchor-type="as-char" svg:width="18.256cm" svg:height="6.006cm" draw:z-index="32"><draw:image xlink:href="http://yusynth.net/Modular/Commun/VCO/HITRACK-MOD1.jpg" xlink:type="simple" xlink:show="embed" xlink:actuate="onLoad"/></draw:frame></text:p>
            <text:p text:style-name="P17">Track side</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office:value-type="string">
            <text:p text:style-name="P11"/>
          </table:table-cell>
          <table:table-cell table:style-name="Table8.A1" office:value-type="string">
            <text:p text:style-name="P2">Old PCB before mod, under the LM394.</text:p>
          </table:table-cell>
          <table:table-cell table:style-name="Table8.A1" table:number-columns-spanned="4" office:value-type="string">
            <text:p text:style-name="P10">Drill a hole midway from the pad going to pin 5, and the track going to pins 3 and 6 of the LM394.</text:p>
          </table:table-cell>
          <table:covered-table-cell/>
          <table:covered-table-cell/>
          <table:covered-table-cell/>
          <table:table-cell table:style-name="Table8.A1" table:number-columns-spanned="4" office:value-type="string">
            <text:p text:style-name="P10">The diode (ring side) must be soldered in the new hole. Bend the leg of the diode and solder it to the track going to pins 3 and 6 of the LM394. Solder the new 1M resistor (R53) in the pad going to pin 4.</text:p>
          </table:table-cell>
          <table:covered-table-cell/>
          <table:covered-table-cell/>
          <table:covered-table-cell/>
          <table:table-cell office:value-type="string">
            <text:p text:style-name="P11"/>
          </table:table-cell>
        </table:table-row>
        <table:table-row>
          <table:table-cell table:style-name="Table8.A1" table:number-columns-spanned="11" office:value-type="string">
            <text:p text:style-name="P13"><draw:frame draw:style-name="fr2" draw:name="graphics35" text:anchor-type="as-char" svg:width="18.203cm" svg:height="5.662cm" draw:z-index="33"><draw:image xlink:href="http://yusynth.net/Modular/Commun/VCO/HITRACK-MOD2.jpg" xlink:type="simple" xlink:show="embed" xlink:actuate="onLoad"/></draw:frame></text:p>
            <text:p text:style-name="P17">Component side</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office:value-type="string">
            <text:p text:style-name="P11"/>
          </table:table-cell>
          <table:table-cell table:style-name="Table8.A1" table:number-columns-spanned="3" office:value-type="string">
            <text:p text:style-name="P18">Old PCB before mod, under the LM394. Before installing the tempco resistor.</text:p>
          </table:table-cell>
          <table:covered-table-cell/>
          <table:covered-table-cell/>
          <table:table-cell table:style-name="Table8.A1" table:number-columns-spanned="5" office:value-type="string">
            <text:p text:style-name="P10">The tempco resistor is soldered to pin 4 and 5 of the LM394. The diode and the 1M resistor (R53) are soldered together forming a bridge.</text:p>
          </table:table-cell>
          <table:covered-table-cell/>
          <table:covered-table-cell/>
          <table:covered-table-cell/>
          <table:covered-table-cell/>
          <table:table-cell table:style-name="Table8.A1" office:value-type="string">
            <text:p text:style-name="P2"/>
          </table:table-cell>
          <table:table-cell office:value-type="string">
            <text:p text:style-name="P11"/>
          </table:table-cell>
        </table:table-row>
        <table:table-row>
          <table:table-cell table:style-name="Table8.A1" table:number-columns-spanned="11" office:value-type="string">
            <text:p text:style-name="P16">Supression of the old HI-TRACK trimmer</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office:value-type="string">
            <text:p text:style-name="P11"/>
          </table:table-cell>
          <table:table-cell table:number-columns-spanned="7">
            <table:table table:is-sub-table="true">
              <table:table-column table:style-name="Table8.B10.1"/>
              <table:table-column table:style-name="Table8.B10.2"/>
              <table:table-row>
                <table:table-cell table:style-name="Table8.A1" office:value-type="string">
                  <text:p text:style-name="P13"><draw:frame draw:style-name="fr2" draw:name="graphics36" text:anchor-type="as-char" svg:width="7.779cm" svg:height="6.085cm" draw:z-index="34"><draw:image xlink:href="http://yusynth.net/Modular/Commun/VCO/HI-pot-old.jpg" xlink:type="simple" xlink:show="embed" xlink:actuate="onLoad"/></draw:frame></text:p>
                </table:table-cell>
                <table:table-cell table:style-name="Table8.A1" office:value-type="string">
                  <text:p text:style-name="P13"><draw:frame draw:style-name="fr2" draw:name="graphics37" text:anchor-type="as-char" svg:width="7.779cm" svg:height="6.085cm" draw:z-index="35"><draw:image xlink:href="http://yusynth.net/Modular/Commun/VCO/HI-pot-mod.jpg" xlink:type="simple" xlink:show="embed" xlink:actuate="onLoad"/></draw:frame></text:p>
                </table:table-cell>
              </table:table-row>
              <table:table-row>
                <table:table-cell table:style-name="Table8.A1" office:value-type="string">
                  <text:p text:style-name="P13">Suppress the HI-Track trimmer (leftmost)</text:p>
                </table:table-cell>
                <table:table-cell table:style-name="Table8.A1" office:value-type="string">
                  <text:p text:style-name="P13">Connect a jumper in the extreme trimmer holes </text:p>
                </table:table-cell>
              </table:table-row>
            </table:table>
          </table:table-cell>
          <table:covered-table-cell/>
          <table:covered-table-cell/>
          <table:covered-table-cell/>
          <table:covered-table-cell/>
          <table:covered-table-cell/>
          <table:covered-table-cell/>
          <table:table-cell table:number-columns-spanned="3" office:value-type="string">
            <text:p text:style-name="P11"/>
          </table:table-cell>
          <table:covered-table-cell/>
          <table:covered-table-cell/>
        </table:table-row>
        <table:table-row>
          <table:table-cell table:style-name="Table8.A1" table:number-columns-spanned="11" office:value-type="string">
            <text:p text:style-name="P2"><text:span text:style-name="T8">The PWM mod</text:span> <text:span text:style-name="T8">of the old PCB</text:span> </text:p>
            <text:p text:style-name="P19"><draw:frame draw:style-name="fr2" draw:name="graphics38" text:anchor-type="as-char" svg:width="16.88cm" svg:height="6.826cm" draw:z-index="36"><draw:image xlink:href="http://yusynth.net/Modular/Commun/VCO/PWM-MOD.jpg" xlink:type="simple" xlink:show="embed" xlink:actuate="onLoad"/></draw:frame></text:p>
            <text:p text:style-name="P10">Install the 470K resistor (R52) on the track side, one leg connected the track going to pin 10 of U4, the other leg connected to the ground track.<text:line-break/>Remove the resistors R36,R51 and replace them with two 12K resistor. Remove R34 and replace it with a 180K resistor.</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20"/>
      <table:table table:name="Table9" table:style-name="Table9">
        <table:table-column table:style-name="Table9.A"/>
        <table:table-column table:style-name="Table9.B"/>
        <table:table-row>
          <table:table-cell table:style-name="Table9.A1" office:value-type="string">
            <text:p text:style-name="P2"><draw:frame draw:style-name="fr2" draw:name="graphics39" text:anchor-type="as-char" svg:width="0.582cm" svg:height="0.582cm" draw:z-index="37"><draw:image xlink:href="http://yusynth.net/images/vis1.gif" xlink:type="simple" xlink:show="embed" xlink:actuate="onLoad"/></draw:frame></text:p>
          </table:table-cell>
          <table:table-cell table:style-name="Table9.A1" office:value-type="string">
            <text:p text:style-name="P4"><draw:frame draw:style-name="fr2" draw:name="graphics40" text:anchor-type="as-char" svg:width="0.609cm" svg:height="0.556cm" draw:z-index="38"><draw:image xlink:href="http://yusynth.net/images/vis2.gif" xlink:type="simple" xlink:show="embed" xlink:actuate="onLoad"/></draw:frame></text:p>
          </table:table-cell>
        </table:table-row>
      </table:table>
      <table:table table:name="Table10" table:style-name="Table10">
        <table:table-column table:style-name="Table10.A"/>
        <table:table-column table:style-name="Table10.B"/>
        <table:table-column table:style-name="Table10.C"/>
        <table:table-column table:style-name="Table10.D"/>
        <table:table-column table:style-name="Table10.A"/>
        <table:table-row>
          <table:table-cell table:style-name="Table10.A1" table:number-columns-spanned="5" office:value-type="string">
            <text:h text:style-name="P12" text:outline-level="2" text:is-list-header="true">Components and building details</text:h>
          </table:table-cell>
          <table:covered-table-cell/>
          <table:covered-table-cell/>
          <table:covered-table-cell/>
          <table:covered-table-cell/>
        </table:table-row>
        <table:table-row>
          <table:table-cell table:style-name="Table10.A1" table:number-columns-spanned="5" office:value-type="string">
            <text:p text:style-name="P11"/>
          </table:table-cell>
          <table:covered-table-cell/>
          <table:covered-table-cell/>
          <table:covered-table-cell/>
          <table:covered-table-cell/>
        </table:table-row>
        <table:table-row>
          <table:table-cell office:value-type="string">
            <text:p text:style-name="P11"/>
          </table:table-cell>
          <table:table-cell table:number-columns-spanned="3">
            <table:table table:is-sub-table="true">
              <table:table-column table:style-name="Table10.B3.1"/>
              <table:table-column table:style-name="Table10.B3.2"/>
              <table:table-column table:style-name="Table10.B3.3"/>
              <table:table-row table:style-name="Table10.B3.1">
                <table:table-cell table:style-name="Table10.B3.1.1" office:value-type="string">
                  <text:p text:style-name="P21">reference</text:p>
                </table:table-cell>
                <table:table-cell table:style-name="Table10.B3.1.1" office:value-type="string">
                  <text:p text:style-name="P21">value</text:p>
                </table:table-cell>
                <table:table-cell table:style-name="Table10.B3.3.1" office:value-type="string">
                  <text:p text:style-name="P21">quantity</text:p>
                </table:table-cell>
              </table:table-row>
              <table:table-row table:style-name="Table10.B3.1">
                <table:table-cell table:style-name="Table10.B3.1.2" office:value-type="string">
                  <text:p text:style-name="P2">U1</text:p>
                </table:table-cell>
                <table:table-cell table:style-name="Table10.B3.1.2" office:value-type="string">
                  <text:p text:style-name="P2">78L15 <text:span text:style-name="T9">low power positive regulator (15V)</text:span> </text:p>
                </table:table-cell>
                <table:table-cell table:style-name="Table10.B3.3.2" office:value-type="string">
                  <text:p text:style-name="P13">1</text:p>
                </table:table-cell>
              </table:table-row>
              <table:table-row table:style-name="Table10.B3.1">
                <table:table-cell table:style-name="Table10.B3.1.2" office:value-type="string">
                  <text:p text:style-name="P2">U2</text:p>
                </table:table-cell>
                <table:table-cell table:style-name="Table10.B3.1.2" office:value-type="string">
                  <text:p text:style-name="P2">79L15 <text:span text:style-name="T9">low power negative regulator (15V)</text:span> </text:p>
                </table:table-cell>
                <table:table-cell table:style-name="Table10.B3.3.2" office:value-type="string">
                  <text:p text:style-name="P13">1</text:p>
                </table:table-cell>
              </table:table-row>
              <table:table-row table:style-name="Table10.B3.1">
                <table:table-cell table:style-name="Table10.B3.1.2" office:value-type="string">
                  <text:p text:style-name="P2">U3</text:p>
                </table:table-cell>
                <table:table-cell table:style-name="Table10.B3.1.2" office:value-type="string">
                  <text:p text:style-name="P2">OPA2137 <text:span text:style-name="T9">precision dual OPA</text:span> (or TL072 for small budget) </text:p>
                </table:table-cell>
                <table:table-cell table:style-name="Table10.B3.3.2" office:value-type="string">
                  <text:p text:style-name="P13">1</text:p>
                </table:table-cell>
              </table:table-row>
              <table:table-row table:style-name="Table10.B3.1">
                <table:table-cell table:style-name="Table10.B3.1.2" office:value-type="string">
                  <text:p text:style-name="P2">U4</text:p>
                </table:table-cell>
                <table:table-cell table:style-name="Table10.B3.1.2" office:value-type="string">
                  <text:p text:style-name="P2">LM394 or SSM2210 or MAT02 <text:span text:style-name="T9">for PCB 1</text:span><text:line-break/>2SC1583 <text:span text:style-name="T9">for PCB2</text:span><text:line-break/>2 x hand matched BC547B <text:span text:style-name="T9">for PCB3</text:span> </text:p>
                </table:table-cell>
                <table:table-cell table:style-name="Table10.B3.3.2" office:value-type="string">
                  <text:p text:style-name="P13">1</text:p>
                </table:table-cell>
              </table:table-row>
              <table:table-row table:style-name="Table10.B3.1">
                <table:table-cell table:style-name="Table10.B3.1.2" office:value-type="string">
                  <text:p text:style-name="P2">U5</text:p>
                </table:table-cell>
                <table:table-cell table:style-name="Table10.B3.1.2" office:value-type="string">
                  <text:p text:style-name="P2">LM311N <text:span text:style-name="T9">fast comparator</text:span> </text:p>
                </table:table-cell>
                <table:table-cell table:style-name="Table10.B3.3.2" office:value-type="string">
                  <text:p text:style-name="P13">1</text:p>
                </table:table-cell>
              </table:table-row>
              <table:table-row table:style-name="Table10.B3.1">
                <table:table-cell table:style-name="Table10.B3.1.2" office:value-type="string">
                  <text:p text:style-name="P2">U6,U7</text:p>
                </table:table-cell>
                <table:table-cell table:style-name="Table10.B3.1.2" office:value-type="string">
                  <text:p text:style-name="P2">TL074 <text:span text:style-name="T9">quad FET OPA</text:span></text:p>
                </table:table-cell>
                <table:table-cell table:style-name="Table10.B3.3.2" office:value-type="string">
                  <text:p text:style-name="P13">2</text:p>
                </table:table-cell>
              </table:table-row>
              <table:table-row table:style-name="Table10.B3.1">
                <table:table-cell table:style-name="Table10.B3.1.2" office:value-type="string">
                  <text:p text:style-name="P2">D1,D2,D3,D4,D5*,D6*</text:p>
                </table:table-cell>
                <table:table-cell table:style-name="Table10.B3.1.2" office:value-type="string">
                  <text:p text:style-name="P2">1N4148, <text:span text:style-name="T9">* matched</text:span></text:p>
                </table:table-cell>
                <table:table-cell table:style-name="Table10.B3.3.2" office:value-type="string">
                  <text:p text:style-name="P13">6</text:p>
                </table:table-cell>
              </table:table-row>
              <table:table-row table:style-name="Table10.B3.1">
                <table:table-cell table:style-name="Table10.B3.1.2" office:value-type="string">
                  <text:p text:style-name="P2">Q1</text:p>
                </table:table-cell>
                <table:table-cell table:style-name="Table10.B3.1.2" office:value-type="string">
                  <text:p text:style-name="P2">J112 or J111</text:p>
                </table:table-cell>
                <table:table-cell table:style-name="Table10.B3.3.2" office:value-type="string">
                  <text:p text:style-name="P13">1</text:p>
                </table:table-cell>
              </table:table-row>
              <table:table-row table:style-name="Table10.B3.1">
                <table:table-cell table:style-name="Table10.B3.1.2" office:value-type="string">
                  <text:p text:style-name="P2">R12</text:p>
                </table:table-cell>
                <table:table-cell table:style-name="Table10.B3.1.2" office:value-type="string">
                  <text:p text:style-name="P2">1K tempco resistor (PTC 3000ppm)<text:line-break/><text:span text:style-name="T9">TYCO ELEC. model LT300014T261K0J or LT300016T261K0J at www.farnell.com</text:span></text:p>
                </table:table-cell>
                <table:table-cell table:style-name="Table10.B3.3.2" office:value-type="string">
                  <text:p text:style-name="P13">1</text:p>
                </table:table-cell>
              </table:table-row>
              <table:table-row table:style-name="Table10.B3.1">
                <table:table-cell table:style-name="Table10.B3.1.2" office:value-type="string">
                  <text:p text:style-name="P2">R1,R2</text:p>
                </table:table-cell>
                <table:table-cell table:style-name="Table10.B3.1.2" office:value-type="string">
                  <text:p text:style-name="P2">10 5% </text:p>
                </table:table-cell>
                <table:table-cell table:style-name="Table10.B3.3.2" office:value-type="string">
                  <text:p text:style-name="P13">1</text:p>
                </table:table-cell>
              </table:table-row>
              <table:table-row table:style-name="Table10.B3.1">
                <table:table-cell table:style-name="Table10.B3.1.2" office:value-type="string">
                  <text:p text:style-name="P2">R39,R40,R42,R47</text:p>
                </table:table-cell>
                <table:table-cell table:style-name="Table10.B3.1.2" office:value-type="string">
                  <text:p text:style-name="P2">1k 5% </text:p>
                </table:table-cell>
                <table:table-cell table:style-name="Table10.B3.3.2" office:value-type="string">
                  <text:p text:style-name="P13">4</text:p>
                </table:table-cell>
              </table:table-row>
              <table:table-row table:style-name="Table10.B3.1">
                <table:table-cell table:style-name="Table10.B3.1.2" office:value-type="string">
                  <text:p text:style-name="P2">R45</text:p>
                </table:table-cell>
                <table:table-cell table:style-name="Table10.B3.1.2" office:value-type="string">
                  <text:p text:style-name="P2">1.5k 5%</text:p>
                </table:table-cell>
                <table:table-cell table:style-name="Table10.B3.3.2" office:value-type="string">
                  <text:p text:style-name="P13">1</text:p>
                </table:table-cell>
              </table:table-row>
              <table:table-row table:style-name="Table10.B3.1">
                <table:table-cell table:style-name="Table10.B3.1.2" office:value-type="string">
                  <text:p text:style-name="P2">R38 </text:p>
                </table:table-cell>
                <table:table-cell table:style-name="Table10.B3.1.2" office:value-type="string">
                  <text:p text:style-name="P2">4.7k 5%</text:p>
                </table:table-cell>
                <table:table-cell table:style-name="Table10.B3.3.2" office:value-type="string">
                  <text:p text:style-name="P13">1</text:p>
                </table:table-cell>
              </table:table-row>
              <table:table-row table:style-name="Table10.B3.1">
                <table:table-cell table:style-name="Table10.B3.1.2" office:value-type="string">
                  <text:p text:style-name="P2">R25</text:p>
                </table:table-cell>
                <table:table-cell table:style-name="Table10.B3.1.2" office:value-type="string">
                  <text:p text:style-name="P2">5.6k 5%</text:p>
                </table:table-cell>
                <table:table-cell table:style-name="Table10.B3.3.2" office:value-type="string">
                  <text:p text:style-name="P13">1</text:p>
                </table:table-cell>
              </table:table-row>
              <table:table-row table:style-name="Table10.B3.1">
                <table:table-cell table:style-name="Table10.B3.1.2" office:value-type="string">
                  <text:p text:style-name="P2">R15,R17,R18,R27,R28,R37</text:p>
                </table:table-cell>
                <table:table-cell table:style-name="Table10.B3.1.2" office:value-type="string">
                  <text:p text:style-name="P2">10k 5% </text:p>
                </table:table-cell>
                <table:table-cell table:style-name="Table10.B3.3.2" office:value-type="string">
                  <text:p text:style-name="P13">6</text:p>
                </table:table-cell>
              </table:table-row>
              <table:table-row table:style-name="Table10.B3.1">
                <table:table-cell table:style-name="Table10.B3.1.2" office:value-type="string">
                  <text:p text:style-name="P2">R36,R51</text:p>
                </table:table-cell>
                <table:table-cell table:style-name="Table10.B3.1.2" office:value-type="string">
                  <text:p text:style-name="P2">12k 5%</text:p>
                </table:table-cell>
                <table:table-cell table:style-name="Table10.B3.3.2" office:value-type="string">
                  <text:p text:style-name="P13">2</text:p>
                </table:table-cell>
              </table:table-row>
              <table:table-row table:style-name="Table10.B3.1">
                <table:table-cell table:style-name="Table10.B3.1.2" office:value-type="string">
                  <text:p text:style-name="P2">R46</text:p>
                </table:table-cell>
                <table:table-cell table:style-name="Table10.B3.1.2" office:value-type="string">
                  <text:p text:style-name="P2">15k 5%</text:p>
                </table:table-cell>
                <table:table-cell table:style-name="Table10.B3.3.2" office:value-type="string">
                  <text:p text:style-name="P13">1</text:p>
                </table:table-cell>
              </table:table-row>
              <table:table-row table:style-name="Table10.B3.1">
                <table:table-cell table:style-name="Table10.B3.1.2" office:value-type="string">
                  <text:p text:style-name="P2">R11,R48</text:p>
                </table:table-cell>
                <table:table-cell table:style-name="Table10.B3.1.2" office:value-type="string">
                  <text:p text:style-name="P2">22k 5%</text:p>
                </table:table-cell>
                <table:table-cell table:style-name="Table10.B3.3.2" office:value-type="string">
                  <text:p text:style-name="P13">2</text:p>
                </table:table-cell>
              </table:table-row>
              <table:table-row table:style-name="Table10.B3.1">
                <table:table-cell table:style-name="Table10.B3.1.2" office:value-type="string">
                  <text:p text:style-name="P2">R9,R20</text:p>
                </table:table-cell>
                <table:table-cell table:style-name="Table10.B3.1.2" office:value-type="string">
                  <text:p text:style-name="P2">33k 5%</text:p>
                </table:table-cell>
                <table:table-cell table:style-name="Table10.B3.3.2" office:value-type="string">
                  <text:p text:style-name="P13">2</text:p>
                </table:table-cell>
              </table:table-row>
              <table:table-row table:style-name="Table10.B3.1">
                <table:table-cell table:style-name="Table10.B3.1.2" office:value-type="string">
                  <text:p text:style-name="P2">R10</text:p>
                </table:table-cell>
                <table:table-cell table:style-name="Table10.B3.1.2" office:value-type="string">
                  <text:p text:style-name="P2">47k 5%</text:p>
                </table:table-cell>
                <table:table-cell table:style-name="Table10.B3.3.2" office:value-type="string">
                  <text:p text:style-name="P13">1</text:p>
                </table:table-cell>
              </table:table-row>
              <table:table-row table:style-name="Table10.B3.1">
                <table:table-cell table:style-name="Table10.B3.1.2" office:value-type="string">
                  <text:p text:style-name="P2">R8,R32,R49</text:p>
                </table:table-cell>
                <table:table-cell table:style-name="Table10.B3.1.2" office:value-type="string">
                  <text:p text:style-name="P2">50k 1%</text:p>
                </table:table-cell>
                <table:table-cell table:style-name="Table10.B3.3.2" office:value-type="string">
                  <text:p text:style-name="P13">3</text:p>
                </table:table-cell>
              </table:table-row>
              <table:table-row table:style-name="Table10.B3.1">
                <table:table-cell table:style-name="Table10.B3.1.2" office:value-type="string">
                  <text:p text:style-name="P2">R3*,R4*,R5*,R14,R16,R22,R23,R24,R27,<text:line-break/>R29*,R30*,R31*,R33,R50</text:p>
                </table:table-cell>
                <table:table-cell table:style-name="Table10.B3.1.2" office:value-type="string">
                  <text:p text:style-name="P2">100k 5%, *1%, <text:span text:style-name="T9">note that R23 may need to be replaced by a 82k resistor</text:span></text:p>
                </table:table-cell>
                <table:table-cell table:style-name="Table10.B3.3.2" office:value-type="string">
                  <text:p text:style-name="P13">14</text:p>
                </table:table-cell>
              </table:table-row>
              <table:table-row table:style-name="Table10.B3.1">
                <table:table-cell table:style-name="Table10.B3.1.2" office:value-type="string">
                  <text:p text:style-name="P2">R43,R44</text:p>
                </table:table-cell>
                <table:table-cell table:style-name="Table10.B3.1.2" office:value-type="string">
                  <text:p text:style-name="P2">150k</text:p>
                </table:table-cell>
                <table:table-cell table:style-name="Table10.B3.3.2" office:value-type="string">
                  <text:p text:style-name="P13">2</text:p>
                </table:table-cell>
              </table:table-row>
              <table:table-row table:style-name="Table10.B3.1">
                <table:table-cell table:style-name="Table10.B3.1.2" office:value-type="string">
                  <text:p text:style-name="P2">R34</text:p>
                </table:table-cell>
                <table:table-cell table:style-name="Table10.B3.1.2" office:value-type="string">
                  <text:p text:style-name="P2">180k</text:p>
                </table:table-cell>
                <table:table-cell table:style-name="Table10.B3.3.2" office:value-type="string">
                  <text:p text:style-name="P13">1</text:p>
                </table:table-cell>
              </table:table-row>
              <table:table-row table:style-name="Table10.B3.1">
                <table:table-cell table:style-name="Table10.B3.1.2" office:value-type="string">
                  <text:p text:style-name="P2">R41</text:p>
                </table:table-cell>
                <table:table-cell table:style-name="Table10.B3.1.2" office:value-type="string">
                  <text:p text:style-name="P2">200k 1%</text:p>
                </table:table-cell>
                <table:table-cell table:style-name="Table10.B3.3.2" office:value-type="string">
                  <text:p text:style-name="P13">1</text:p>
                </table:table-cell>
              </table:table-row>
              <table:table-row table:style-name="Table10.B3.1">
                <table:table-cell table:style-name="Table10.B3.1.2" office:value-type="string">
                  <text:p text:style-name="P2">R26</text:p>
                </table:table-cell>
                <table:table-cell table:style-name="Table10.B3.1.2" office:value-type="string">
                  <text:p text:style-name="P2">220k 1%</text:p>
                </table:table-cell>
                <table:table-cell table:style-name="Table10.B3.3.2" office:value-type="string">
                  <text:p text:style-name="P13">2</text:p>
                </table:table-cell>
              </table:table-row>
              <table:table-row table:style-name="Table10.B3.1">
                <table:table-cell table:style-name="Table10.B3.1.2" office:value-type="string">
                  <text:p text:style-name="P2">R7</text:p>
                </table:table-cell>
                <table:table-cell table:style-name="Table10.B3.1.2" office:value-type="string">
                  <text:p text:style-name="P2">270k 1%</text:p>
                </table:table-cell>
                <table:table-cell table:style-name="Table10.B3.3.2" office:value-type="string">
                  <text:p text:style-name="P13">1</text:p>
                </table:table-cell>
              </table:table-row>
              <table:table-row table:style-name="Table10.B3.1">
                <table:table-cell table:style-name="Table10.B3.1.2" office:value-type="string">
                  <text:p text:style-name="P2">R52</text:p>
                </table:table-cell>
                <table:table-cell table:style-name="Table10.B3.1.2" office:value-type="string">
                  <text:p text:style-name="P2">470K</text:p>
                </table:table-cell>
                <table:table-cell table:style-name="Table10.B3.3.2" office:value-type="string">
                  <text:p text:style-name="P13">1</text:p>
                </table:table-cell>
              </table:table-row>
              <table:table-row table:style-name="Table10.B3.1">
                <table:table-cell table:style-name="Table10.B3.1.2" office:value-type="string">
                  <text:p text:style-name="P2">R13,R19,R53</text:p>
                </table:table-cell>
                <table:table-cell table:style-name="Table10.B3.1.2" office:value-type="string">
                  <text:p text:style-name="P2">1M</text:p>
                </table:table-cell>
                <table:table-cell table:style-name="Table10.B3.3.2" office:value-type="string">
                  <text:p text:style-name="P13">2</text:p>
                </table:table-cell>
              </table:table-row>
              <table:table-row table:style-name="Table10.B3.1">
                <table:table-cell table:style-name="Table10.B3.1.2" office:value-type="string">
                  <text:p text:style-name="P2">R6</text:p>
                </table:table-cell>
                <table:table-cell table:style-name="Table10.B3.1.2" office:value-type="string">
                  <text:p text:style-name="P2">3.3M</text:p>
                </table:table-cell>
                <table:table-cell table:style-name="Table10.B3.3.2" office:value-type="string">
                  <text:p text:style-name="P13">1</text:p>
                </table:table-cell>
              </table:table-row>
              <table:table-row table:style-name="Table10.B3.1">
                <table:table-cell table:style-name="Table10.B3.1.2" office:value-type="string">
                  <text:p text:style-name="P2">C10</text:p>
                </table:table-cell>
                <table:table-cell table:style-name="Table10.B3.1.2" office:value-type="string">
                  <text:p text:style-name="P2">10p <text:span text:style-name="T9">ceramic</text:span></text:p>
                </table:table-cell>
                <table:table-cell table:style-name="Table10.B3.3.2" office:value-type="string">
                  <text:p text:style-name="P13">1</text:p>
                </table:table-cell>
              </table:table-row>
              <table:table-row table:style-name="Table10.B3.1">
                <table:table-cell table:style-name="Table10.B3.1.2" office:value-type="string">
                  <text:p text:style-name="P2">C9,C11,C12</text:p>
                </table:table-cell>
                <table:table-cell table:style-name="Table10.B3.1.2" office:value-type="string">
                  <text:p text:style-name="P2">47p <text:span text:style-name="T9">ceramic</text:span></text:p>
                </table:table-cell>
                <table:table-cell table:style-name="Table10.B3.3.2" office:value-type="string">
                  <text:p text:style-name="P13">3</text:p>
                </table:table-cell>
              </table:table-row>
              <table:table-row table:style-name="Table10.B3.1">
                <table:table-cell table:style-name="Table10.B3.1.2" office:value-type="string">
                  <text:p text:style-name="P2">C7</text:p>
                </table:table-cell>
                <table:table-cell table:style-name="Table10.B3.1.2" office:value-type="string">
                  <text:p text:style-name="P2">100p <text:span text:style-name="T9">ceramic</text:span></text:p>
                </table:table-cell>
                <table:table-cell table:style-name="Table10.B3.3.2" office:value-type="string">
                  <text:p text:style-name="P13">1</text:p>
                </table:table-cell>
              </table:table-row>
              <table:table-row table:style-name="Table10.B3.1">
                <table:table-cell table:style-name="Table10.B3.1.2" office:value-type="string">
                  <text:p text:style-name="P2">C8</text:p>
                </table:table-cell>
                <table:table-cell table:style-name="Table10.B3.1.2" office:value-type="string">
                  <text:p text:style-name="P2">220pF or 270pF 1% <text:span text:style-name="T9">styroflex or silver mica</text:span></text:p>
                </table:table-cell>
                <table:table-cell table:style-name="Table10.B3.3.2" office:value-type="string">
                  <text:p text:style-name="P13">1</text:p>
                </table:table-cell>
              </table:table-row>
              <table:table-row table:style-name="Table10.B3.1">
                <table:table-cell table:style-name="Table10.B3.1.2" office:value-type="string">
                  <text:p text:style-name="P2">C3,C4,C5,C6</text:p>
                </table:table-cell>
                <table:table-cell table:style-name="Table10.B3.1.2" office:value-type="string">
                  <text:p text:style-name="P2">100n <text:span text:style-name="T9">yellow LLC</text:span></text:p>
                </table:table-cell>
                <table:table-cell table:style-name="Table10.B3.3.2" office:value-type="string">
                  <text:p text:style-name="P13">5</text:p>
                </table:table-cell>
              </table:table-row>
              <table:table-row table:style-name="Table10.B3.1">
                <table:table-cell table:style-name="Table10.B3.1.2" office:value-type="string">
                  <text:p text:style-name="P2">C1,C2</text:p>
                </table:table-cell>
                <table:table-cell table:style-name="Table10.B3.1.2" office:value-type="string">
                  <text:p text:style-name="P2">22µF/35 V polarized</text:p>
                </table:table-cell>
                <table:table-cell table:style-name="Table10.B3.3.2" office:value-type="string">
                  <text:p text:style-name="P13">2</text:p>
                </table:table-cell>
              </table:table-row>
              <table:table-row table:style-name="Table10.B3.1">
                <table:table-cell table:style-name="Table10.B3.1.2" office:value-type="string">
                  <text:p text:style-name="P2">T3</text:p>
                </table:table-cell>
                <table:table-cell table:style-name="Table10.B3.1.2" office:value-type="string">
                  <text:p text:style-name="P2">10k <text:span text:style-name="T9">10 turn trimmer</text:span> </text:p>
                </table:table-cell>
                <table:table-cell table:style-name="Table10.B3.3.2" office:value-type="string">
                  <text:p text:style-name="P13">1</text:p>
                </table:table-cell>
              </table:table-row>
              <table:table-row table:style-name="Table10.B3.1">
                <table:table-cell table:style-name="Table10.B3.1.2" office:value-type="string">
                  <text:p text:style-name="P2">T2</text:p>
                </table:table-cell>
                <table:table-cell table:style-name="Table10.B3.1.2" office:value-type="string">
                  <text:p text:style-name="P2">22k or 25k <text:span text:style-name="T9">10 turn trimmer</text:span></text:p>
                </table:table-cell>
                <table:table-cell table:style-name="Table10.B3.3.2" office:value-type="string">
                  <text:p text:style-name="P13">1</text:p>
                </table:table-cell>
              </table:table-row>
              <table:table-row table:style-name="Table10.B3.1">
                <table:table-cell table:style-name="Table10.B3.1.2" office:value-type="string">
                  <text:p text:style-name="P2">T4</text:p>
                </table:table-cell>
                <table:table-cell table:style-name="Table10.B3.1.2" office:value-type="string">
                  <text:p text:style-name="P2">47k or 50k <text:span text:style-name="T9">10 turn trimmer</text:span> </text:p>
                </table:table-cell>
                <table:table-cell table:style-name="Table10.B3.3.2" office:value-type="string">
                  <text:p text:style-name="P13">1</text:p>
                </table:table-cell>
              </table:table-row>
              <table:table-row table:style-name="Table10.B3.1">
                <table:table-cell table:style-name="Table10.B3.1.2" office:value-type="string">
                  <text:p text:style-name="P2">T1</text:p>
                </table:table-cell>
                <table:table-cell table:style-name="Table10.B3.1.2" office:value-type="string">
                  <text:p text:style-name="P2">200k or 220k <text:span text:style-name="T9">10 turn trimmer</text:span></text:p>
                </table:table-cell>
                <table:table-cell table:style-name="Table10.B3.3.2" office:value-type="string">
                  <text:p text:style-name="P13">1</text:p>
                </table:table-cell>
              </table:table-row>
              <table:table-row table:style-name="Table10.B3.1">
                <table:table-cell table:style-name="Table10.B3.1.2" office:value-type="string">
                  <text:p text:style-name="P2">P1...P6</text:p>
                </table:table-cell>
                <table:table-cell table:style-name="Table10.B3.1.2" office:value-type="string">
                  <text:p text:style-name="P2">22K ou 25K lin potentiometer</text:p>
                </table:table-cell>
                <table:table-cell table:style-name="Table10.B3.3.2" office:value-type="string">
                  <text:p text:style-name="P13">6</text:p>
                </table:table-cell>
              </table:table-row>
              <table:table-row table:style-name="Table10.B3.1">
                <table:table-cell table:style-name="Table10.B3.1.2" office:value-type="string">
                  <text:p text:style-name="P2">Jk1...J10</text:p>
                </table:table-cell>
                <table:table-cell table:style-name="Table10.B3.1.2" office:value-type="string">
                  <text:p text:style-name="P2">jack socket</text:p>
                </table:table-cell>
                <table:table-cell table:style-name="Table10.B3.3.2" office:value-type="string">
                  <text:p text:style-name="P13">10</text:p>
                </table:table-cell>
              </table:table-row>
            </table:table>
          </table:table-cell>
          <table:covered-table-cell/>
          <table:covered-table-cell/>
          <table:table-cell office:value-type="string">
            <text:p text:style-name="P11"/>
          </table:table-cell>
        </table:table-row>
        <table:table-row>
          <table:table-cell table:style-name="Table10.A1" table:number-columns-spanned="5" office:value-type="string">
            <text:p text:style-name="P11"/>
          </table:table-cell>
          <table:covered-table-cell/>
          <table:covered-table-cell/>
          <table:covered-table-cell/>
          <table:covered-table-cell/>
        </table:table-row>
        <table:table-row>
          <table:table-cell table:style-name="Table10.A1" table:number-columns-spanned="5" office:value-type="string">
            <text:p text:style-name="P2">IMPORTANT NOTE : for C8 use a high grade low temperature drift capacitor (styroflex or silver mica)</text:p>
          </table:table-cell>
          <table:covered-table-cell/>
          <table:covered-table-cell/>
          <table:covered-table-cell/>
          <table:covered-table-cell/>
        </table:table-row>
        <table:table-row>
          <table:table-cell table:style-name="Table10.A1" table:number-columns-spanned="5" office:value-type="string">
            <text:p text:style-name="P22">Thermal coupling</text:p>
            <text:p text:style-name="P23">Thermal coupling between the tempco resistor and the transistor pair of the exponential converter is an important condition for insuring a good stability of the VCO. The following pictures show how to install these critical components on the PCB.</text:p>
          </table:table-cell>
          <table:covered-table-cell/>
          <table:covered-table-cell/>
          <table:covered-table-cell/>
          <table:covered-table-cell/>
        </table:table-row>
        <table:table-row>
          <table:table-cell office:value-type="string">
            <text:p text:style-name="P11"/>
          </table:table-cell>
          <table:table-cell table:style-name="Table10.B7" office:value-type="string">
            <text:p text:style-name="P19"><text:line-break/><draw:a xlink:type="simple" xlink:href="http://yusynth.net/Modular/Commun/VCO/macro-LM394.jpg"><draw:frame draw:style-name="fr1" draw:name="graphics41" text:anchor-type="as-char" svg:width="3.457cm" svg:height="1.261cm" draw:z-index="39"><draw:image xlink:href="http://yusynth.net/Modular/Commun/VCO/macro-LM394-thumb.gif" xlink:type="simple" xlink:show="embed" xlink:actuate="onLoad"/></draw:frame></draw:a><text:line-break/>Coupling LM394 and R12</text:p>
            <text:p text:style-name="P10">The tempco resistor R12 is not installed on the PCB. It is directly soldered to pins 4 and 5 of the LM394. These pins are connected internally and then can be used to connect R12. The tempco resistor is directly glued on top of the LM394. Thermal grease must be used to improve thermal coupling.</text:p>
          </table:table-cell>
          <table:table-cell table:style-name="Table10.B7" office:value-type="string">
            <text:p text:style-name="P19"><text:line-break/><draw:a xlink:type="simple" xlink:href="http://yusynth.net/Modular/Commun/VCO/macro-2SC1583.jpg"><draw:frame draw:style-name="fr1" draw:name="graphics42" text:anchor-type="as-char" svg:width="3.457cm" svg:height="1.288cm" draw:z-index="40"><draw:image xlink:href="http://yusynth.net/Modular/Commun/VCO/macro-2SC1583-thumb.gif" xlink:type="simple" xlink:show="embed" xlink:actuate="onLoad"/></draw:frame></draw:a><text:line-break/>Coupling 2SC1583 and R12</text:p>
            <text:p text:style-name="P10">Bend the 2SC1583 legs as shown. Install and solder the 2SC1583 first. Then add some thermal grease on the 2SC1583. Then install and solder the tempco resistor in bridge over the 2SC1583 such that there is a close contact between the body of the resistor and the 2SC1583.</text:p>
          </table:table-cell>
          <table:table-cell table:style-name="Table10.D7" office:value-type="string">
            <text:p text:style-name="P13"><text:span text:style-name="T1"><text:line-break/></text:span><text:span text:style-name="T1"><draw:a xlink:type="simple" xlink:href="http://yusynth.net/Modular/Commun/VCO/dual-trans-PTC.jpg"><draw:frame draw:style-name="fr1" draw:name="graphics43" text:anchor-type="as-char" svg:width="3.457cm" svg:height="1.288cm" draw:z-index="41"><draw:image xlink:href="http://yusynth.net/Modular/Commun/VCO/dual-trans-PTC-thumb.gif" xlink:type="simple" xlink:show="embed" xlink:actuate="onLoad"/></draw:frame></draw:a></text:span><text:span text:style-name="T1"><text:line-break/></text:span><text:span text:style-name="T10">(Photo, curtosy of  Csaba Zvekan)</text:span></text:p>
            <text:p text:style-name="P13">Coupling the BC547s and R12</text:p>
            <text:p text:style-name="P10"><text:line-break/>Glue the transistors together by their flat side. Solder them to the PCB. Bend the legs of the tempco R12 such that the body of R12 can  touch the transistors. Apply thermal grease on the body of the transistors and solder R12. Press the body of R12 to make a tight contact with the transistors.</text:p>
          </table:table-cell>
          <table:table-cell office:value-type="string">
            <text:p text:style-name="P11"/>
          </table:table-cell>
        </table:table-row>
        <table:table-row>
          <table:table-cell table:style-name="Table10.A1" table:number-columns-spanned="5" office:value-type="string">
            <text:p text:style-name="P11"/>
          </table:table-cell>
          <table:covered-table-cell/>
          <table:covered-table-cell/>
          <table:covered-table-cell/>
          <table:covered-table-cell/>
        </table:table-row>
        <table:table-row>
          <table:table-cell table:style-name="Table10.A1" table:number-columns-spanned="5" office:value-type="string">
            <text:p text:style-name="P24"><text:line-break/><text:span text:style-name="T11">Proposed modification of the tempco section</text:span></text:p>
            <text:p text:style-name="P25"><text:span text:style-name="T3">Mariano from  Dallas, Texas has moded the VCO in order to use an easy to source NTC resistor as a replacement for the PTC tempco resistor. This mod is described as well as other mods in a PDF file located at the end of this page in the </text:span><text:a xlink:type="simple" xlink:href="http://yusynth.net/Modular/EN/VCO/index.html#mods"><text:span text:style-name="T5">Gallery section</text:span></text:a><text:span text:style-name="T3">. Thanks Mariano !</text:span></text:p>
            <text:p text:style-name="P2"/>
          </table:table-cell>
          <table:covered-table-cell/>
          <table:covered-table-cell/>
          <table:covered-table-cell/>
          <table:covered-table-cell/>
        </table:table-row>
        <table:table-row>
          <table:table-cell table:style-name="Table10.A1" table:number-columns-spanned="5" office:value-type="string">
            <text:p text:style-name="P6">Wiring</text:p>
          </table:table-cell>
          <table:covered-table-cell/>
          <table:covered-table-cell/>
          <table:covered-table-cell/>
          <table:covered-table-cell/>
        </table:table-row>
        <table:table-row>
          <table:table-cell table:style-name="Table10.A1" table:number-columns-spanned="5" office:value-type="string">
            <text:p text:style-name="P13"><draw:frame draw:style-name="fr2" draw:name="graphics44" text:anchor-type="as-char" svg:width="17.992cm" svg:height="15.875cm" draw:z-index="42"><draw:image xlink:href="http://yusynth.net/Modular/Commun/VCO/VCO-wiring.jpg" xlink:type="simple" xlink:show="embed" xlink:actuate="onLoad"/></draw:frame></text:p>
          </table:table-cell>
          <table:covered-table-cell/>
          <table:covered-table-cell/>
          <table:covered-table-cell/>
          <table:covered-table-cell/>
        </table:table-row>
      </table:table>
      <text:p text:style-name="P20"/>
      <table:table table:name="Table11" table:style-name="Table11">
        <table:table-column table:style-name="Table11.A"/>
        <table:table-column table:style-name="Table11.B"/>
        <table:table-row>
          <table:table-cell table:style-name="Table11.A1" office:value-type="string">
            <text:p text:style-name="P2"><draw:frame draw:style-name="fr2" draw:name="graphics45" text:anchor-type="as-char" svg:width="0.582cm" svg:height="0.582cm" draw:z-index="43"><draw:image xlink:href="http://yusynth.net/images/vis1.gif" xlink:type="simple" xlink:show="embed" xlink:actuate="onLoad"/></draw:frame></text:p>
          </table:table-cell>
          <table:table-cell table:style-name="Table11.A1" office:value-type="string">
            <text:p text:style-name="P4"><draw:frame draw:style-name="fr2" draw:name="graphics46" text:anchor-type="as-char" svg:width="0.609cm" svg:height="0.556cm" draw:z-index="44"><draw:image xlink:href="http://yusynth.net/images/vis2.gif" xlink:type="simple" xlink:show="embed" xlink:actuate="onLoad"/></draw:frame></text:p>
          </table:table-cell>
        </table:table-row>
      </table:table>
      <table:table table:name="Table12" table:style-name="Table12">
        <table:table-column table:style-name="Table12.A"/>
        <table:table-column table:style-name="Table12.B"/>
        <table:table-column table:style-name="Table12.C"/>
        <table:table-column table:style-name="Table12.A"/>
        <table:table-row>
          <table:table-cell table:style-name="Table12.A1" table:number-columns-spanned="4" office:value-type="string">
            <text:p text:style-name="P6">Front panel</text:p>
          </table:table-cell>
          <table:covered-table-cell/>
          <table:covered-table-cell/>
          <table:covered-table-cell/>
        </table:table-row>
        <table:table-row>
          <table:table-cell office:value-type="string">
            <text:p text:style-name="P11"/>
          </table:table-cell>
          <table:table-cell table:style-name="Table12.B2" office:value-type="string">
            <text:p text:style-name="P13">Panel design<text:line-break/><draw:a xlink:type="simple" xlink:href="http://yusynth.net/Modular/Commun/VCO/VCO-panel1.jpg"><draw:frame draw:style-name="fr1" draw:name="graphics47" text:anchor-type="as-char" svg:width="1.764cm" svg:height="3.457cm" draw:z-index="45"><draw:image xlink:href="http://yusynth.net/Modular/Commun/VCO/VCO-module-thumb.gif" xlink:type="simple" xlink:show="embed" xlink:actuate="onLoad"/></draw:frame></draw:a><text:line-break/><draw:a xlink:type="simple" xlink:href="http://yusynth.net/Modular/Commun/VCO/VCO-panel1.jpg"><draw:frame draw:style-name="fr3" draw:name="graphics48" text:anchor-type="as-char" svg:width="0.626cm" svg:height="0.626cm" draw:z-index="46"><draw:image xlink:href="http://yusynth.net/images/loupe.gif" xlink:type="simple" xlink:show="embed" xlink:actuate="onLoad"/></draw:frame></draw:a></text:p>
          </table:table-cell>
          <table:table-cell table:style-name="Table12.C2" office:value-type="string">
            <text:p text:style-name="P10">Download the silkscreen mask as a PDF file <draw:a xlink:type="simple" xlink:href="http://yusynth.net/Modular/Commun/VCO/VCO1-silk.pdf"><draw:frame draw:style-name="fr3" draw:name="graphics49" text:anchor-type="as-char" svg:width="0.6cm" svg:height="0.547cm" draw:z-index="47"><draw:image xlink:href="http://yusynth.net/images/link.gif" xlink:type="simple" xlink:show="embed" xlink:actuate="onLoad"/></draw:frame></draw:a><text:line-break/><text:line-break/>Download the silkscreen mask as a  JPEG file <draw:a xlink:type="simple" xlink:href="http://yusynth.net/Modular/Commun/VCO/VCO1-silk.jpg"><draw:frame draw:style-name="fr3" draw:name="graphics50" text:anchor-type="as-char" svg:width="0.6cm" svg:height="0.547cm" draw:z-index="48"><draw:image xlink:href="http://yusynth.net/images/link.gif" xlink:type="simple" xlink:show="embed" xlink:actuate="onLoad"/></draw:frame></draw:a> </text:p>
          </table:table-cell>
          <table:table-cell office:value-type="string">
            <text:p text:style-name="P11"/>
          </table:table-cell>
        </table:table-row>
        <table:table-row>
          <table:table-cell table:style-name="Table12.A1" table:number-columns-spanned="4" office:value-type="string">
            <text:p text:style-name="P2"/>
          </table:table-cell>
          <table:covered-table-cell/>
          <table:covered-table-cell/>
          <table:covered-table-cell/>
        </table:table-row>
      </table:table>
      <text:p text:style-name="P20"/>
      <table:table table:name="Table13" table:style-name="Table13">
        <table:table-column table:style-name="Table13.A"/>
        <table:table-column table:style-name="Table13.B"/>
        <table:table-row>
          <table:table-cell table:style-name="Table13.A1" office:value-type="string">
            <text:p text:style-name="P2"><draw:frame draw:style-name="fr2" draw:name="graphics51" text:anchor-type="as-char" svg:width="0.582cm" svg:height="0.582cm" draw:z-index="49"><draw:image xlink:href="http://yusynth.net/images/vis1.gif" xlink:type="simple" xlink:show="embed" xlink:actuate="onLoad"/></draw:frame></text:p>
          </table:table-cell>
          <table:table-cell table:style-name="Table13.A1" office:value-type="string">
            <text:p text:style-name="P4"><draw:frame draw:style-name="fr2" draw:name="graphics52" text:anchor-type="as-char" svg:width="0.609cm" svg:height="0.556cm" draw:z-index="50"><draw:image xlink:href="http://yusynth.net/images/vis2.gif" xlink:type="simple" xlink:show="embed" xlink:actuate="onLoad"/></draw:frame></text:p>
          </table:table-cell>
        </table:table-row>
        <table:table-row>
          <table:table-cell table:style-name="Table13.A1" office:value-type="string">
            <text:h text:style-name="P12" text:outline-level="2" text:is-list-header="true">Setting and trimming</text:h>
          </table:table-cell>
          <table:table-cell table:style-name="Table13.A1" office:value-type="string">
            <text:p text:style-name="P2"/>
          </table:table-cell>
        </table:table-row>
      </table:table>
      <table:table table:name="Table14" table:style-name="Table14">
        <table:table-column table:style-name="Table14.A"/>
        <table:table-column table:style-name="Table14.B"/>
        <table:table-column table:style-name="Table14.C"/>
        <table:table-row>
          <table:table-cell table:style-name="Table14.A1" table:number-columns-spanned="3" office:value-type="string">
            <text:p text:style-name="P10">For setting and trimming of the VCO, you need a good Oscilloscope, a good source of control voltage (calibrated CV/GATE 5 octave keyboard) a good voltmeter (at least 4000 pts), a digital tuner (I am using a Korg CA tuner) and/or a good frequency counter.</text:p>
            <text:p text:style-name="P24"><text:line-break/>WAVESHAPE CONVERTER SETTING</text:p>
            <text:list text:style-name="L2">
              <text:list-header>
                <text:p text:style-name="P26">Before powering up, set all the trimmers to their mid-range position, set the FREQUENCY pot to 5 (mid-range position), set the FINE TUNE pot to 0 (mid-range position), set the LIN FM LEVEL, EXP FM LEVEL, PWM potentiometers to min (counter clockwise position), and the PW potentiometer at 0 (mid-range position). </text:p>
                <text:p text:style-name="P26">Connect the SAWTOOTH output to the oscilloscope (2V per square). Power-up the circuit. You should observe a sawtooth signal. Adjust the T3 trimmer in order to balance the sawtooth around the 0V level. The sawtooth should ramp down from +5V to -5V. </text:p>
                <text:p text:style-name="P26">Connect the TRIANGLE output to the oscilloscope (2V per square). Adjust the T3 trimmer to refine the triangle shape. Then adjust the T4 trimmer in order to balance the triangle around the 0V level. The triangle should ramp down from +5V to -5V. </text:p>
                <text:p text:style-name="P27">Connect the SINEWAVE output to the oscilloscope (2V per square). Adjust the T4 trimmer to refine the sinewave shape. Then adjust the T4 trimmer in order to balance the sinewave around the 0V level. The triangle should ramp down from +4V to -4V. If necessary refine the setting of T3 . </text:p>
              </text:list-header>
            </text:list>
            <text:p text:style-name="P24"><text:line-break/>V/OCT TRACKING</text:p>
            <text:list text:style-name="L3">
              <text:list-header>
                <text:p text:style-name="P28">Connect the calibrated voltage source to one of the 1V/octave input. Set the CV to 0V. Connect the tuner / freq.counter to the SINEWAVE output. Adjust the FREQUENCY potentiometer such that the tuner displays A1 (55 Hz) </text:p>
                <text:p text:style-name="P28">Set the CV to 1V, check the pitch/freq, ideally we want it to be A2 or 110Hz. If the pitch is what we expected go to point 4. Otherwise, if the pitch is lower than expected : adjust the T2 trimmer (V/OCT) in order to lower the pitch/frequency  (NOTE this may not seem logical to lower the picth when it's already too low but that's the way it works !).  Conversely if the pitch was higher than expected, adjust the T2 trimmer in order to increase the picth/frequency. </text:p>
                <text:p text:style-name="P28">Set the CV to 0V, the picth is either lower or higher than A1/55Hz . Adjust the FREQUENCY potentiometer such that the tuner displays A1/55 Hz. Repeat points 2 and 3 until there is a perfect one octave shift when switching the CV from 0V to 1V. </text:p>
                <text:p text:style-name="P28">Repeat the same procedures but with the following CVs 0V and 2V in order to read A1/55Hz for 0V and A3/220Hz for 2V </text:p>
                <text:p text:style-name="P29">Apply the same procedure as above for the next voltages/octaves up to A6(1760Hz)/A7(3520Hz). Depending on your component tolerance you may expect also to achieve a good tracking up to A8 (7040Hz). </text:p>
              </text:list-header>
            </text:list>
            <text:p text:style-name="P24"><text:line-break/>TUNING</text:p>
            <text:list text:style-name="L4">
              <text:list-header>
                <text:p text:style-name="P30">Disconnect the CV source from the V/OCT input. </text:p>
                <text:p text:style-name="P30">Turn the FREQUENCY potentiometer to 0 (fully counter-clockwise position) </text:p>
                <text:p text:style-name="P30">Turn the FINE TUNE potentiometer to 0 (mid-range position) </text:p>
                <text:p text:style-name="P30">Adjust T1 in order to read a frequency of 16.2 Hz </text:p>
                <text:p text:style-name="P30">Plug a CV/GATE keyboard (starting at C, and giving 0V for lower C)</text:p>
                <text:p text:style-name="P31">Press A3 key, and check that the pitch is A3 / 220Hz. If not  adjust T1. </text:p>
              </text:list-header>
            </text:list>
          </table:table-cell>
          <table:covered-table-cell/>
          <table:covered-table-cell/>
        </table:table-row>
        <table:table-row>
          <table:table-cell table:style-name="Table14.A2" table:number-columns-spanned="3" office:value-type="string">
            <text:p text:style-name="P13"><text:span text:style-name="T12">Waveshapes </text:span>- vertical scale : <text:span text:style-name="T9">2V/square, 0V on the middle horizontal line</text:span></text:p>
          </table:table-cell>
          <table:covered-table-cell/>
          <table:covered-table-cell/>
        </table:table-row>
        <table:table-row>
          <table:table-cell table:style-name="Table14.A3" office:value-type="string">
            <text:p text:style-name="P11"/>
          </table:table-cell>
          <table:table-cell>
            <table:table table:is-sub-table="true">
              <table:table-column table:style-name="Table14.B3.1"/>
              <table:table-column table:style-name="Table14.B3.2"/>
              <table:table-row>
                <table:table-cell table:style-name="Table14.B3.1.1" office:value-type="string">
                  <text:p text:style-name="P13"><draw:frame draw:style-name="fr2" draw:name="graphics53" text:anchor-type="as-char" svg:width="6.8cm" svg:height="5.53cm" draw:z-index="51"><draw:image xlink:href="http://yusynth.net/Modular/Commun/VCO/SAW-1K.jpg" xlink:type="simple" xlink:show="embed" xlink:actuate="onLoad"/></draw:frame><text:line-break/>sawtooth  1000Hz</text:p>
                </table:table-cell>
                <table:table-cell table:style-name="Table14.B3.1.1" office:value-type="string">
                  <text:p text:style-name="P13"><draw:frame draw:style-name="fr2" draw:name="graphics54" text:anchor-type="as-char" svg:width="6.8cm" svg:height="5.53cm" draw:z-index="52"><draw:image xlink:href="http://yusynth.net/Modular/Commun/VCO/SAW-22K.jpg" xlink:type="simple" xlink:show="embed" xlink:actuate="onLoad"/></draw:frame><text:line-break/>sawtooth  20kHz</text:p>
                </table:table-cell>
              </table:table-row>
              <table:table-row>
                <table:table-cell table:style-name="Table14.B3.1.1" office:value-type="string">
                  <text:p text:style-name="P13"><draw:frame draw:style-name="fr2" draw:name="graphics55" text:anchor-type="as-char" svg:width="6.8cm" svg:height="5.53cm" draw:z-index="53"><draw:image xlink:href="http://yusynth.net/Modular/Commun/VCO/TRI-1K.jpg" xlink:type="simple" xlink:show="embed" xlink:actuate="onLoad"/></draw:frame><text:line-break/>triangle 1000Hz</text:p>
                </table:table-cell>
                <table:table-cell table:style-name="Table14.B3.1.1" office:value-type="string">
                  <text:p text:style-name="P13"><draw:frame draw:style-name="fr2" draw:name="graphics56" text:anchor-type="as-char" svg:width="6.8cm" svg:height="5.53cm" draw:z-index="54"><draw:image xlink:href="http://yusynth.net/Modular/Commun/VCO/TRI-22K.jpg" xlink:type="simple" xlink:show="embed" xlink:actuate="onLoad"/></draw:frame><text:line-break/>triangle 20kHz</text:p>
                </table:table-cell>
              </table:table-row>
              <table:table-row>
                <table:table-cell table:style-name="Table14.B3.1.1" office:value-type="string">
                  <text:p text:style-name="P13"><draw:frame draw:style-name="fr2" draw:name="graphics57" text:anchor-type="as-char" svg:width="6.8cm" svg:height="5.53cm" draw:z-index="55"><draw:image xlink:href="http://yusynth.net/Modular/Commun/VCO/SIN-1K.jpg" xlink:type="simple" xlink:show="embed" xlink:actuate="onLoad"/></draw:frame><text:line-break/>sinewave 1000Hz</text:p>
                </table:table-cell>
                <table:table-cell table:style-name="Table14.B3.1.1" office:value-type="string">
                  <text:p text:style-name="P13"><draw:frame draw:style-name="fr2" draw:name="graphics58" text:anchor-type="as-char" svg:width="6.8cm" svg:height="5.53cm" draw:z-index="56"><draw:image xlink:href="http://yusynth.net/Modular/Commun/VCO/SIN-22K.jpg" xlink:type="simple" xlink:show="embed" xlink:actuate="onLoad"/></draw:frame><text:line-break/>sinewave 20kHz</text:p>
                </table:table-cell>
              </table:table-row>
              <table:table-row>
                <table:table-cell table:style-name="Table14.B3.1.1" office:value-type="string">
                  <text:p text:style-name="P13"><draw:frame draw:style-name="fr2" draw:name="graphics59" text:anchor-type="as-char" svg:width="6.8cm" svg:height="5.53cm" draw:z-index="57"><draw:image xlink:href="http://yusynth.net/Modular/Commun/VCO/SQUA-1K.jpg" xlink:type="simple" xlink:show="embed" xlink:actuate="onLoad"/></draw:frame><text:line-break/>50% pulse 1000Hz</text:p>
                </table:table-cell>
                <table:table-cell table:style-name="Table14.B3.1.1" office:value-type="string">
                  <text:p text:style-name="P13"><draw:frame draw:style-name="fr2" draw:name="graphics60" text:anchor-type="as-char" svg:width="6.8cm" svg:height="5.53cm" draw:z-index="58"><draw:image xlink:href="http://yusynth.net/Modular/Commun/VCO/SQUA-22K.jpg" xlink:type="simple" xlink:show="embed" xlink:actuate="onLoad"/></draw:frame><text:line-break/>50% pulse 20kHz</text:p>
                </table:table-cell>
              </table:table-row>
            </table:table>
          </table:table-cell>
          <table:table-cell table:style-name="Table14.C3" office:value-type="string">
            <text:p text:style-name="P11"/>
          </table:table-cell>
        </table:table-row>
        <table:table-row>
          <table:table-cell table:style-name="Table14.A4" table:number-columns-spanned="3" office:value-type="string">
            <text:p text:style-name="P2"/>
          </table:table-cell>
          <table:covered-table-cell/>
          <table:covered-table-cell/>
        </table:table-row>
      </table:table>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Oo-dev/2.0$Win32 OpenOffice.org_project/680m139$Build-8974</meta:generator>
    <meta:creation-date>2009-01-16T21:33:25</meta:creation-date>
    <dc:date>2009-01-16T21:39:06</dc:date>
    <dc:language>nb-NO</dc:language>
    <meta:editing-cycles>2</meta:editing-cycles>
    <meta:editing-duration>PT5M46S</meta:editing-duration>
    <meta:user-defined meta:name="Info 1"/>
    <meta:user-defined meta:name="Info 2"/>
    <meta:user-defined meta:name="Info 3"/>
    <meta:user-defined meta:name="Info 4"/>
    <meta:document-statistic meta:table-count="14" meta:image-count="59" meta:object-count="0" meta:page-count="10" meta:paragraph-count="225" meta:word-count="1771" meta:character-count="9430"/>
  </office:meta>
</office:document-meta>
</file>